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test_sa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Magnitud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stance (km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s30 (m/s)</text:p>
          </table:table-cell>
          <table:table-cell table:number-columns-repeated="9"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Kappa0 (sec)</text:p>
          </table:table-cell>
          <table:table-cell table:number-columns-repeated="9" office:value-type="float" office:value="0.039447" calcext:value-type="float">
            <text:p>0.039447</text:p>
          </table:table-cell>
        </table:table-row>
        <table:table-row table:style-name="ro1">
          <table:table-cell office:value-type="string" calcext:value-type="string">
            <text:p>Duration (sec)</text:p>
          </table:table-cell>
          <table:table-cell office:value-type="float" office:value="1.361042" calcext:value-type="float">
            <text:p>1.361042</text:p>
          </table:table-cell>
          <table:table-cell office:value-type="float" office:value="1.529655" calcext:value-type="float">
            <text:p>1.529655</text:p>
          </table:table-cell>
          <table:table-cell office:value-type="float" office:value="1.966376" calcext:value-type="float">
            <text:p>1.966376</text:p>
          </table:table-cell>
          <table:table-cell office:value-type="float" office:value="3.284048" calcext:value-type="float">
            <text:p>3.284048</text:p>
          </table:table-cell>
          <table:table-cell office:value-type="float" office:value="3.452661" calcext:value-type="float">
            <text:p>3.452661</text:p>
          </table:table-cell>
          <table:table-cell office:value-type="float" office:value="3.889382" calcext:value-type="float">
            <text:p>3.889382</text:p>
          </table:table-cell>
          <table:table-cell office:value-type="float" office:value="9.365127" calcext:value-type="float">
            <text:p>9.365127</text:p>
          </table:table-cell>
          <table:table-cell office:value-type="float" office:value="9.533741" calcext:value-type="float">
            <text:p>9.533741</text:p>
          </table:table-cell>
          <table:table-cell office:value-type="float" office:value="9.970461" calcext:value-type="float">
            <text:p>9.970461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table:number-columns-repeated="9" office:value-type="string" calcext:value-type="string">
            <text:p>WNA</text:p>
          </table:table-cell>
        </table:table-row>
        <table:table-row table:style-name="ro1">
          <table:table-cell office:value-type="string" calcext:value-type="string">
            <text:p>Period (s)</text:p>
          </table:table-cell>
          <table:table-cell table:number-columns-repeated="9" office:value-type="string" calcext:value-type="string">
            <text:p>SA (g)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54467" calcext:value-type="float">
            <text:p>0.054467</text:p>
          </table:table-cell>
          <table:table-cell office:value-type="float" office:value="0.030219" calcext:value-type="float">
            <text:p>0.030219</text:p>
          </table:table-cell>
          <table:table-cell office:value-type="float" office:value="0.012558" calcext:value-type="float">
            <text:p>0.012558</text:p>
          </table:table-cell>
          <table:table-cell office:value-type="float" office:value="0.126221" calcext:value-type="float">
            <text:p>0.126221</text:p>
          </table:table-cell>
          <table:table-cell office:value-type="float" office:value="0.075291" calcext:value-type="float">
            <text:p>0.075291</text:p>
          </table:table-cell>
          <table:table-cell office:value-type="float" office:value="0.035878" calcext:value-type="float">
            <text:p>0.035878</text:p>
          </table:table-cell>
          <table:table-cell office:value-type="float" office:value="0.187208" calcext:value-type="float">
            <text:p>0.187208</text:p>
          </table:table-cell>
          <table:table-cell office:value-type="float" office:value="0.128499" calcext:value-type="float">
            <text:p>0.128499</text:p>
          </table:table-cell>
          <table:table-cell office:value-type="float" office:value="0.072912" calcext:value-type="float">
            <text:p>0.072912</text:p>
          </table:table-cell>
        </table:table-row>
        <table:table-row table:style-name="ro1">
          <table:table-cell office:value-type="float" office:value="0.010723" calcext:value-type="float">
            <text:p>0.010723</text:p>
          </table:table-cell>
          <table:table-cell office:value-type="float" office:value="0.054492" calcext:value-type="float">
            <text:p>0.054492</text:p>
          </table:table-cell>
          <table:table-cell office:value-type="float" office:value="0.030233" calcext:value-type="float">
            <text:p>0.030233</text:p>
          </table:table-cell>
          <table:table-cell office:value-type="float" office:value="0.012563" calcext:value-type="float">
            <text:p>0.012563</text:p>
          </table:table-cell>
          <table:table-cell office:value-type="float" office:value="0.126276" calcext:value-type="float">
            <text:p>0.126276</text:p>
          </table:table-cell>
          <table:table-cell office:value-type="float" office:value="0.075323" calcext:value-type="float">
            <text:p>0.075323</text:p>
          </table:table-cell>
          <table:table-cell office:value-type="float" office:value="0.035891" calcext:value-type="float">
            <text:p>0.035891</text:p>
          </table:table-cell>
          <table:table-cell office:value-type="float" office:value="0.187187" calcext:value-type="float">
            <text:p>0.187187</text:p>
          </table:table-cell>
          <table:table-cell office:value-type="float" office:value="0.128485" calcext:value-type="float">
            <text:p>0.128485</text:p>
          </table:table-cell>
          <table:table-cell office:value-type="float" office:value="0.072902" calcext:value-type="float">
            <text:p>0.072902</text:p>
          </table:table-cell>
        </table:table-row>
        <table:table-row table:style-name="ro1">
          <table:table-cell office:value-type="float" office:value="0.011498" calcext:value-type="float">
            <text:p>0.011498</text:p>
          </table:table-cell>
          <table:table-cell office:value-type="float" office:value="0.054518" calcext:value-type="float">
            <text:p>0.054518</text:p>
          </table:table-cell>
          <table:table-cell office:value-type="float" office:value="0.030248" calcext:value-type="float">
            <text:p>0.030248</text:p>
          </table:table-cell>
          <table:table-cell office:value-type="float" office:value="0.012568" calcext:value-type="float">
            <text:p>0.012568</text:p>
          </table:table-cell>
          <table:table-cell office:value-type="float" office:value="0.126335" calcext:value-type="float">
            <text:p>0.126335</text:p>
          </table:table-cell>
          <table:table-cell office:value-type="float" office:value="0.075358" calcext:value-type="float">
            <text:p>0.075358</text:p>
          </table:table-cell>
          <table:table-cell office:value-type="float" office:value="0.035904" calcext:value-type="float">
            <text:p>0.035904</text:p>
          </table:table-cell>
          <table:table-cell office:value-type="float" office:value="0.187171" calcext:value-type="float">
            <text:p>0.187171</text:p>
          </table:table-cell>
          <table:table-cell office:value-type="float" office:value="0.128475" calcext:value-type="float">
            <text:p>0.128475</text:p>
          </table:table-cell>
          <table:table-cell office:value-type="float" office:value="0.072895" calcext:value-type="float">
            <text:p>0.072895</text:p>
          </table:table-cell>
        </table:table-row>
        <table:table-row table:style-name="ro1">
          <table:table-cell office:value-type="float" office:value="0.012328" calcext:value-type="float">
            <text:p>0.012328</text:p>
          </table:table-cell>
          <table:table-cell office:value-type="float" office:value="0.054547" calcext:value-type="float">
            <text:p>0.054547</text:p>
          </table:table-cell>
          <table:table-cell office:value-type="float" office:value="0.030265" calcext:value-type="float">
            <text:p>0.030265</text:p>
          </table:table-cell>
          <table:table-cell office:value-type="float" office:value="0.012574" calcext:value-type="float">
            <text:p>0.012574</text:p>
          </table:table-cell>
          <table:table-cell office:value-type="float" office:value="0.1264" calcext:value-type="float">
            <text:p>0.1264</text:p>
          </table:table-cell>
          <table:table-cell office:value-type="float" office:value="0.075396" calcext:value-type="float">
            <text:p>0.075396</text:p>
          </table:table-cell>
          <table:table-cell office:value-type="float" office:value="0.035919" calcext:value-type="float">
            <text:p>0.035919</text:p>
          </table:table-cell>
          <table:table-cell office:value-type="float" office:value="0.187163" calcext:value-type="float">
            <text:p>0.187163</text:p>
          </table:table-cell>
          <table:table-cell office:value-type="float" office:value="0.128471" calcext:value-type="float">
            <text:p>0.128471</text:p>
          </table:table-cell>
          <table:table-cell office:value-type="float" office:value="0.072891" calcext:value-type="float">
            <text:p>0.072891</text:p>
          </table:table-cell>
        </table:table-row>
        <table:table-row table:style-name="ro1">
          <table:table-cell office:value-type="float" office:value="0.013219" calcext:value-type="float">
            <text:p>0.013219</text:p>
          </table:table-cell>
          <table:table-cell office:value-type="float" office:value="0.054581" calcext:value-type="float">
            <text:p>0.054581</text:p>
          </table:table-cell>
          <table:table-cell office:value-type="float" office:value="0.030283" calcext:value-type="float">
            <text:p>0.030283</text:p>
          </table:table-cell>
          <table:table-cell office:value-type="float" office:value="0.01258" calcext:value-type="float">
            <text:p>0.01258</text:p>
          </table:table-cell>
          <table:table-cell office:value-type="float" office:value="0.126476" calcext:value-type="float">
            <text:p>0.126476</text:p>
          </table:table-cell>
          <table:table-cell office:value-type="float" office:value="0.07544" calcext:value-type="float">
            <text:p>0.07544</text:p>
          </table:table-cell>
          <table:table-cell office:value-type="float" office:value="0.035936" calcext:value-type="float">
            <text:p>0.035936</text:p>
          </table:table-cell>
          <table:table-cell office:value-type="float" office:value="0.187171" calcext:value-type="float">
            <text:p>0.187171</text:p>
          </table:table-cell>
          <table:table-cell office:value-type="float" office:value="0.128478" calcext:value-type="float">
            <text:p>0.128478</text:p>
          </table:table-cell>
          <table:table-cell office:value-type="float" office:value="0.072895" calcext:value-type="float">
            <text:p>0.072895</text:p>
          </table:table-cell>
        </table:table-row>
        <table:table-row table:style-name="ro1">
          <table:table-cell office:value-type="float" office:value="0.014175" calcext:value-type="float">
            <text:p>0.014175</text:p>
          </table:table-cell>
          <table:table-cell office:value-type="float" office:value="0.054619" calcext:value-type="float">
            <text:p>0.054619</text:p>
          </table:table-cell>
          <table:table-cell office:value-type="float" office:value="0.030304" calcext:value-type="float">
            <text:p>0.030304</text:p>
          </table:table-cell>
          <table:table-cell office:value-type="float" office:value="0.012588" calcext:value-type="float">
            <text:p>0.012588</text:p>
          </table:table-cell>
          <table:table-cell office:value-type="float" office:value="0.126562" calcext:value-type="float">
            <text:p>0.126562</text:p>
          </table:table-cell>
          <table:table-cell office:value-type="float" office:value="0.07549" calcext:value-type="float">
            <text:p>0.07549</text:p>
          </table:table-cell>
          <table:table-cell office:value-type="float" office:value="0.035956" calcext:value-type="float">
            <text:p>0.035956</text:p>
          </table:table-cell>
          <table:table-cell office:value-type="float" office:value="0.187195" calcext:value-type="float">
            <text:p>0.187195</text:p>
          </table:table-cell>
          <table:table-cell office:value-type="float" office:value="0.128498" calcext:value-type="float">
            <text:p>0.128498</text:p>
          </table:table-cell>
          <table:table-cell office:value-type="float" office:value="0.072907" calcext:value-type="float">
            <text:p>0.072907</text:p>
          </table:table-cell>
        </table:table-row>
        <table:table-row table:style-name="ro1">
          <table:table-cell office:value-type="float" office:value="0.015199" calcext:value-type="float">
            <text:p>0.015199</text:p>
          </table:table-cell>
          <table:table-cell office:value-type="float" office:value="0.054661" calcext:value-type="float">
            <text:p>0.054661</text:p>
          </table:table-cell>
          <table:table-cell office:value-type="float" office:value="0.030327" calcext:value-type="float">
            <text:p>0.030327</text:p>
          </table:table-cell>
          <table:table-cell office:value-type="float" office:value="0.012596" calcext:value-type="float">
            <text:p>0.012596</text:p>
          </table:table-cell>
          <table:table-cell office:value-type="float" office:value="0.126658" calcext:value-type="float">
            <text:p>0.126658</text:p>
          </table:table-cell>
          <table:table-cell office:value-type="float" office:value="0.075544" calcext:value-type="float">
            <text:p>0.075544</text:p>
          </table:table-cell>
          <table:table-cell office:value-type="float" office:value="0.035977" calcext:value-type="float">
            <text:p>0.035977</text:p>
          </table:table-cell>
          <table:table-cell office:value-type="float" office:value="0.187225" calcext:value-type="float">
            <text:p>0.187225</text:p>
          </table:table-cell>
          <table:table-cell office:value-type="float" office:value="0.128521" calcext:value-type="float">
            <text:p>0.128521</text:p>
          </table:table-cell>
          <table:table-cell office:value-type="float" office:value="0.072921" calcext:value-type="float">
            <text:p>0.072921</text:p>
          </table:table-cell>
        </table:table-row>
        <table:table-row table:style-name="ro1">
          <table:table-cell office:value-type="float" office:value="0.016298" calcext:value-type="float">
            <text:p>0.016298</text:p>
          </table:table-cell>
          <table:table-cell office:value-type="float" office:value="0.054708" calcext:value-type="float">
            <text:p>0.054708</text:p>
          </table:table-cell>
          <table:table-cell office:value-type="float" office:value="0.030352" calcext:value-type="float">
            <text:p>0.030352</text:p>
          </table:table-cell>
          <table:table-cell office:value-type="float" office:value="0.012604" calcext:value-type="float">
            <text:p>0.012604</text:p>
          </table:table-cell>
          <table:table-cell office:value-type="float" office:value="0.126767" calcext:value-type="float">
            <text:p>0.126767</text:p>
          </table:table-cell>
          <table:table-cell office:value-type="float" office:value="0.075604" calcext:value-type="float">
            <text:p>0.07560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87263" calcext:value-type="float">
            <text:p>0.187263</text:p>
          </table:table-cell>
          <table:table-cell office:value-type="float" office:value="0.128549" calcext:value-type="float">
            <text:p>0.128549</text:p>
          </table:table-cell>
          <table:table-cell office:value-type="float" office:value="0.072937" calcext:value-type="float">
            <text:p>0.072937</text:p>
          </table:table-cell>
        </table:table-row>
        <table:table-row table:style-name="ro1">
          <table:table-cell office:value-type="float" office:value="0.017475" calcext:value-type="float">
            <text:p>0.017475</text:p>
          </table:table-cell>
          <table:table-cell office:value-type="float" office:value="0.054764" calcext:value-type="float">
            <text:p>0.054764</text:p>
          </table:table-cell>
          <table:table-cell office:value-type="float" office:value="0.03038" calcext:value-type="float">
            <text:p>0.03038</text:p>
          </table:table-cell>
          <table:table-cell office:value-type="float" office:value="0.012613" calcext:value-type="float">
            <text:p>0.012613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75674" calcext:value-type="float">
            <text:p>0.075674</text:p>
          </table:table-cell>
          <table:table-cell office:value-type="float" office:value="0.036024" calcext:value-type="float">
            <text:p>0.036024</text:p>
          </table:table-cell>
          <table:table-cell office:value-type="float" office:value="0.18731" calcext:value-type="float">
            <text:p>0.18731</text:p>
          </table:table-cell>
          <table:table-cell office:value-type="float" office:value="0.128581" calcext:value-type="float">
            <text:p>0.128581</text:p>
          </table:table-cell>
          <table:table-cell office:value-type="float" office:value="0.072954" calcext:value-type="float">
            <text:p>0.072954</text:p>
          </table:table-cell>
        </table:table-row>
        <table:table-row table:style-name="ro1">
          <table:table-cell office:value-type="float" office:value="0.018738" calcext:value-type="float">
            <text:p>0.018738</text:p>
          </table:table-cell>
          <table:table-cell office:value-type="float" office:value="0.054847" calcext:value-type="float">
            <text:p>0.054847</text:p>
          </table:table-cell>
          <table:table-cell office:value-type="float" office:value="0.030423" calcext:value-type="float">
            <text:p>0.030423</text:p>
          </table:table-cell>
          <table:table-cell office:value-type="float" office:value="0.012625" calcext:value-type="float">
            <text:p>0.012625</text:p>
          </table:table-cell>
          <table:table-cell office:value-type="float" office:value="0.127096" calcext:value-type="float">
            <text:p>0.127096</text:p>
          </table:table-cell>
          <table:table-cell office:value-type="float" office:value="0.075776" calcext:value-type="float">
            <text:p>0.075776</text:p>
          </table:table-cell>
          <table:table-cell office:value-type="float" office:value="0.036058" calcext:value-type="float">
            <text:p>0.036058</text:p>
          </table:table-cell>
          <table:table-cell office:value-type="float" office:value="0.187395" calcext:value-type="float">
            <text:p>0.187395</text:p>
          </table:table-cell>
          <table:table-cell office:value-type="float" office:value="0.12863" calcext:value-type="float">
            <text:p>0.12863</text:p>
          </table:table-cell>
          <table:table-cell office:value-type="float" office:value="0.072973" calcext:value-type="float">
            <text:p>0.072973</text:p>
          </table:table-cell>
        </table:table-row>
        <table:table-row table:style-name="ro1">
          <table:table-cell office:value-type="float" office:value="0.020092" calcext:value-type="float">
            <text:p>0.020092</text:p>
          </table:table-cell>
          <table:table-cell office:value-type="float" office:value="0.055065" calcext:value-type="float">
            <text:p>0.055065</text:p>
          </table:table-cell>
          <table:table-cell office:value-type="float" office:value="0.030542" calcext:value-type="float">
            <text:p>0.030542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12758" calcext:value-type="float">
            <text:p>0.12758</text:p>
          </table:table-cell>
          <table:table-cell office:value-type="float" office:value="0.076063" calcext:value-type="float">
            <text:p>0.076063</text:p>
          </table:table-cell>
          <table:table-cell office:value-type="float" office:value="0.036184" calcext:value-type="float">
            <text:p>0.036184</text:p>
          </table:table-cell>
          <table:table-cell office:value-type="float" office:value="0.18788" calcext:value-type="float">
            <text:p>0.18788</text:p>
          </table:table-cell>
          <table:table-cell office:value-type="float" office:value="0.12896" calcext:value-type="float">
            <text:p>0.12896</text:p>
          </table:table-cell>
          <table:table-cell office:value-type="float" office:value="0.073151" calcext:value-type="float">
            <text:p>0.073151</text:p>
          </table:table-cell>
        </table:table-row>
        <table:table-row table:style-name="ro1">
          <table:table-cell office:value-type="float" office:value="0.021544" calcext:value-type="float">
            <text:p>0.021544</text:p>
          </table:table-cell>
          <table:table-cell office:value-type="float" office:value="0.055587" calcext:value-type="float">
            <text:p>0.055587</text:p>
          </table:table-cell>
          <table:table-cell office:value-type="float" office:value="0.030844" calcext:value-type="float">
            <text:p>0.030844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128704" calcext:value-type="float">
            <text:p>0.128704</text:p>
          </table:table-cell>
          <table:table-cell office:value-type="float" office:value="0.076784" calcext:value-type="float">
            <text:p>0.076784</text:p>
          </table:table-cell>
          <table:table-cell office:value-type="float" office:value="0.036547" calcext:value-type="float">
            <text:p>0.036547</text:p>
          </table:table-cell>
          <table:table-cell office:value-type="float" office:value="0.18944" calcext:value-type="float">
            <text:p>0.18944</text:p>
          </table:table-cell>
          <table:table-cell office:value-type="float" office:value="0.130097" calcext:value-type="float">
            <text:p>0.130097</text:p>
          </table:table-cell>
          <table:table-cell office:value-type="float" office:value="0.073831" calcext:value-type="float">
            <text:p>0.073831</text:p>
          </table:table-cell>
        </table:table-row>
        <table:table-row table:style-name="ro1">
          <table:table-cell office:value-type="float" office:value="0.023101" calcext:value-type="float">
            <text:p>0.023101</text:p>
          </table:table-cell>
          <table:table-cell office:value-type="float" office:value="0.056283" calcext:value-type="float">
            <text:p>0.056283</text:p>
          </table:table-cell>
          <table:table-cell office:value-type="float" office:value="0.031241" calcext:value-type="float">
            <text:p>0.031241</text:p>
          </table:table-cell>
          <table:table-cell office:value-type="float" office:value="0.012968" calcext:value-type="float">
            <text:p>0.012968</text:p>
          </table:table-cell>
          <table:table-cell office:value-type="float" office:value="0.130221" calcext:value-type="float">
            <text:p>0.130221</text:p>
          </table:table-cell>
          <table:table-cell office:value-type="float" office:value="0.077747" calcext:value-type="float">
            <text:p>0.077747</text:p>
          </table:table-cell>
          <table:table-cell office:value-type="float" office:value="0.037026" calcext:value-type="float">
            <text:p>0.037026</text:p>
          </table:table-cell>
          <table:table-cell office:value-type="float" office:value="0.191532" calcext:value-type="float">
            <text:p>0.191532</text:p>
          </table:table-cell>
          <table:table-cell office:value-type="float" office:value="0.13161" calcext:value-type="float">
            <text:p>0.13161</text:p>
          </table:table-cell>
          <table:table-cell office:value-type="float" office:value="0.074725" calcext:value-type="float">
            <text:p>0.074725</text:p>
          </table:table-cell>
        </table:table-row>
        <table:table-row table:style-name="ro1">
          <table:table-cell office:value-type="float" office:value="0.024771" calcext:value-type="float">
            <text:p>0.024771</text:p>
          </table:table-cell>
          <table:table-cell office:value-type="float" office:value="0.057092" calcext:value-type="float">
            <text:p>0.057092</text:p>
          </table:table-cell>
          <table:table-cell office:value-type="float" office:value="0.031697" calcext:value-type="float">
            <text:p>0.031697</text:p>
          </table:table-cell>
          <table:table-cell office:value-type="float" office:value="0.013156" calcext:value-type="float">
            <text:p>0.013156</text:p>
          </table:table-cell>
          <table:table-cell office:value-type="float" office:value="0.132002" calcext:value-type="float">
            <text:p>0.132002</text:p>
          </table:table-cell>
          <table:table-cell office:value-type="float" office:value="0.078861" calcext:value-type="float">
            <text:p>0.078861</text:p>
          </table:table-cell>
          <table:table-cell office:value-type="float" office:value="0.037567" calcext:value-type="float">
            <text:p>0.037567</text:p>
          </table:table-cell>
          <table:table-cell office:value-type="float" office:value="0.19391" calcext:value-type="float">
            <text:p>0.19391</text:p>
          </table:table-cell>
          <table:table-cell office:value-type="float" office:value="0.133317" calcext:value-type="float">
            <text:p>0.133317</text:p>
          </table:table-cell>
          <table:table-cell office:value-type="float" office:value="0.075723" calcext:value-type="float">
            <text:p>0.075723</text:p>
          </table:table-cell>
        </table:table-row>
        <table:table-row table:style-name="ro1">
          <table:table-cell office:value-type="float" office:value="0.026561" calcext:value-type="float">
            <text:p>0.026561</text:p>
          </table:table-cell>
          <table:table-cell office:value-type="float" office:value="0.058048" calcext:value-type="float">
            <text:p>0.058048</text:p>
          </table:table-cell>
          <table:table-cell office:value-type="float" office:value="0.032233" calcext:value-type="float">
            <text:p>0.032233</text:p>
          </table:table-cell>
          <table:table-cell office:value-type="float" office:value="0.013375" calcext:value-type="float">
            <text:p>0.013375</text:p>
          </table:table-cell>
          <table:table-cell office:value-type="float" office:value="0.134119" calcext:value-type="float">
            <text:p>0.134119</text:p>
          </table:table-cell>
          <table:table-cell office:value-type="float" office:value="0.080178" calcext:value-type="float">
            <text:p>0.080178</text:p>
          </table:table-cell>
          <table:table-cell office:value-type="float" office:value="0.038206" calcext:value-type="float">
            <text:p>0.038206</text:p>
          </table:table-cell>
          <table:table-cell office:value-type="float" office:value="0.196695" calcext:value-type="float">
            <text:p>0.196695</text:p>
          </table:table-cell>
          <table:table-cell office:value-type="float" office:value="0.135323" calcext:value-type="float">
            <text:p>0.135323</text:p>
          </table:table-cell>
          <table:table-cell office:value-type="float" office:value="0.076905" calcext:value-type="float">
            <text:p>0.076905</text:p>
          </table:table-cell>
        </table:table-row>
        <table:table-row table:style-name="ro1">
          <table:table-cell office:value-type="float" office:value="0.02848" calcext:value-type="float">
            <text:p>0.02848</text:p>
          </table:table-cell>
          <table:table-cell office:value-type="float" office:value="0.05912" calcext:value-type="float">
            <text:p>0.05912</text:p>
          </table:table-cell>
          <table:table-cell office:value-type="float" office:value="0.032829" calcext:value-type="float">
            <text:p>0.032829</text:p>
          </table:table-cell>
          <table:table-cell office:value-type="float" office:value="0.013617" calcext:value-type="float">
            <text:p>0.013617</text:p>
          </table:table-cell>
          <table:table-cell office:value-type="float" office:value="0.136505" calcext:value-type="float">
            <text:p>0.136505</text:p>
          </table:table-cell>
          <table:table-cell office:value-type="float" office:value="0.081648" calcext:value-type="float">
            <text:p>0.081648</text:p>
          </table:table-cell>
          <table:table-cell office:value-type="float" office:value="0.038912" calcext:value-type="float">
            <text:p>0.038912</text:p>
          </table:table-cell>
          <table:table-cell office:value-type="float" office:value="0.199786" calcext:value-type="float">
            <text:p>0.199786</text:p>
          </table:table-cell>
          <table:table-cell office:value-type="float" office:value="0.137541" calcext:value-type="float">
            <text:p>0.137541</text:p>
          </table:table-cell>
          <table:table-cell office:value-type="float" office:value="0.078207" calcext:value-type="float">
            <text:p>0.078207</text:p>
          </table:table-cell>
        </table:table-row>
        <table:table-row table:style-name="ro1">
          <table:table-cell office:value-type="float" office:value="0.030539" calcext:value-type="float">
            <text:p>0.030539</text:p>
          </table:table-cell>
          <table:table-cell office:value-type="float" office:value="0.06041" calcext:value-type="float">
            <text:p>0.06041</text:p>
          </table:table-cell>
          <table:table-cell office:value-type="float" office:value="0.033548" calcext:value-type="float">
            <text:p>0.033548</text:p>
          </table:table-cell>
          <table:table-cell office:value-type="float" office:value="0.013909" calcext:value-type="float">
            <text:p>0.013909</text:p>
          </table:table-cell>
          <table:table-cell office:value-type="float" office:value="0.139395" calcext:value-type="float">
            <text:p>0.139395</text:p>
          </table:table-cell>
          <table:table-cell office:value-type="float" office:value="0.083426" calcext:value-type="float">
            <text:p>0.083426</text:p>
          </table:table-cell>
          <table:table-cell office:value-type="float" office:value="0.039768" calcext:value-type="float">
            <text:p>0.039768</text:p>
          </table:table-cell>
          <table:table-cell office:value-type="float" office:value="0.203609" calcext:value-type="float">
            <text:p>0.203609</text:p>
          </table:table-cell>
          <table:table-cell office:value-type="float" office:value="0.140281" calcext:value-type="float">
            <text:p>0.140281</text:p>
          </table:table-cell>
          <table:table-cell office:value-type="float" office:value="0.07982" calcext:value-type="float">
            <text:p>0.07982</text:p>
          </table:table-cell>
        </table:table-row>
        <table:table-row table:style-name="ro1">
          <table:table-cell office:value-type="float" office:value="0.032745" calcext:value-type="float">
            <text:p>0.032745</text:p>
          </table:table-cell>
          <table:table-cell office:value-type="float" office:value="0.061899" calcext:value-type="float">
            <text:p>0.061899</text:p>
          </table:table-cell>
          <table:table-cell office:value-type="float" office:value="0.034378" calcext:value-type="float">
            <text:p>0.034378</text:p>
          </table:table-cell>
          <table:table-cell office:value-type="float" office:value="0.014248" calcext:value-type="float">
            <text:p>0.014248</text:p>
          </table:table-cell>
          <table:table-cell office:value-type="float" office:value="0.14274" calcext:value-type="float">
            <text:p>0.14274</text:p>
          </table:table-cell>
          <table:table-cell office:value-type="float" office:value="0.085482" calcext:value-type="float">
            <text:p>0.085482</text:p>
          </table:table-cell>
          <table:table-cell office:value-type="float" office:value="0.04076" calcext:value-type="float">
            <text:p>0.04076</text:p>
          </table:table-cell>
          <table:table-cell office:value-type="float" office:value="0.208076" calcext:value-type="float">
            <text:p>0.208076</text:p>
          </table:table-cell>
          <table:table-cell office:value-type="float" office:value="0.143483" calcext:value-type="float">
            <text:p>0.143483</text:p>
          </table:table-cell>
          <table:table-cell office:value-type="float" office:value="0.081709" calcext:value-type="float">
            <text:p>0.081709</text:p>
          </table:table-cell>
        </table:table-row>
        <table:table-row table:style-name="ro1">
          <table:table-cell office:value-type="float" office:value="0.035112" calcext:value-type="float">
            <text:p>0.035112</text:p>
          </table:table-cell>
          <table:table-cell office:value-type="float" office:value="0.063571" calcext:value-type="float">
            <text:p>0.063571</text:p>
          </table:table-cell>
          <table:table-cell office:value-type="float" office:value="0.035309" calcext:value-type="float">
            <text:p>0.035309</text:p>
          </table:table-cell>
          <table:table-cell office:value-type="float" office:value="0.014628" calcext:value-type="float">
            <text:p>0.014628</text:p>
          </table:table-cell>
          <table:table-cell office:value-type="float" office:value="0.146516" calcext:value-type="float">
            <text:p>0.146516</text:p>
          </table:table-cell>
          <table:table-cell office:value-type="float" office:value="0.087796" calcext:value-type="float">
            <text:p>0.087796</text:p>
          </table:table-cell>
          <table:table-cell office:value-type="float" office:value="0.041874" calcext:value-type="float">
            <text:p>0.041874</text:p>
          </table:table-cell>
          <table:table-cell office:value-type="float" office:value="0.213188" calcext:value-type="float">
            <text:p>0.213188</text:p>
          </table:table-cell>
          <table:table-cell office:value-type="float" office:value="0.147133" calcext:value-type="float">
            <text:p>0.147133</text:p>
          </table:table-cell>
          <table:table-cell office:value-type="float" office:value="0.083855" calcext:value-type="float">
            <text:p>0.083855</text:p>
          </table:table-cell>
        </table:table-row>
        <table:table-row table:style-name="ro1">
          <table:table-cell office:value-type="float" office:value="0.037649" calcext:value-type="float">
            <text:p>0.037649</text:p>
          </table:table-cell>
          <table:table-cell office:value-type="float" office:value="0.065498" calcext:value-type="float">
            <text:p>0.065498</text:p>
          </table:table-cell>
          <table:table-cell office:value-type="float" office:value="0.036381" calcext:value-type="float">
            <text:p>0.036381</text:p>
          </table:table-cell>
          <table:table-cell office:value-type="float" office:value="0.015065" calcext:value-type="float">
            <text:p>0.015065</text:p>
          </table:table-cell>
          <table:table-cell office:value-type="float" office:value="0.15091" calcext:value-type="float">
            <text:p>0.15091</text:p>
          </table:table-cell>
          <table:table-cell office:value-type="float" office:value="0.090481" calcext:value-type="float">
            <text:p>0.090481</text:p>
          </table:table-cell>
          <table:table-cell office:value-type="float" office:value="0.043165" calcext:value-type="float">
            <text:p>0.043165</text:p>
          </table:table-cell>
          <table:table-cell office:value-type="float" office:value="0.219275" calcext:value-type="float">
            <text:p>0.219275</text:p>
          </table:table-cell>
          <table:table-cell office:value-type="float" office:value="0.151462" calcext:value-type="float">
            <text:p>0.151462</text:p>
          </table:table-cell>
          <table:table-cell office:value-type="float" office:value="0.086387" calcext:value-type="float">
            <text:p>0.086387</text:p>
          </table:table-cell>
        </table:table-row>
        <table:table-row table:style-name="ro1">
          <table:table-cell office:value-type="float" office:value="0.04037" calcext:value-type="float">
            <text:p>0.04037</text:p>
          </table:table-cell>
          <table:table-cell office:value-type="float" office:value="0.06764" calcext:value-type="float">
            <text:p>0.06764</text:p>
          </table:table-cell>
          <table:table-cell office:value-type="float" office:value="0.037571" calcext:value-type="float">
            <text:p>0.037571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155785" calcext:value-type="float">
            <text:p>0.155785</text:p>
          </table:table-cell>
          <table:table-cell office:value-type="float" office:value="0.093458" calcext:value-type="float">
            <text:p>0.093458</text:p>
          </table:table-cell>
          <table:table-cell office:value-type="float" office:value="0.044593" calcext:value-type="float">
            <text:p>0.044593</text:p>
          </table:table-cell>
          <table:table-cell office:value-type="float" office:value="0.226089" calcext:value-type="float">
            <text:p>0.226089</text:p>
          </table:table-cell>
          <table:table-cell office:value-type="float" office:value="0.156297" calcext:value-type="float">
            <text:p>0.156297</text:p>
          </table:table-cell>
          <table:table-cell office:value-type="float" office:value="0.089205" calcext:value-type="float">
            <text:p>0.089205</text:p>
          </table:table-cell>
        </table:table-row>
        <table:table-row table:style-name="ro1">
          <table:table-cell office:value-type="float" office:value="0.043288" calcext:value-type="float">
            <text:p>0.043288</text:p>
          </table:table-cell>
          <table:table-cell office:value-type="float" office:value="0.070115" calcext:value-type="float">
            <text:p>0.070115</text:p>
          </table:table-cell>
          <table:table-cell office:value-type="float" office:value="0.038943" calcext:value-type="float">
            <text:p>0.038943</text:p>
          </table:table-cell>
          <table:table-cell office:value-type="float" office:value="0.016107" calcext:value-type="float">
            <text:p>0.016107</text:p>
          </table:table-cell>
          <table:table-cell office:value-type="float" office:value="0.161431" calcext:value-type="float">
            <text:p>0.161431</text:p>
          </table:table-cell>
          <table:table-cell office:value-type="float" office:value="0.096892" calcext:value-type="float">
            <text:p>0.096892</text:p>
          </table:table-cell>
          <table:table-cell office:value-type="float" office:value="0.046232" calcext:value-type="float">
            <text:p>0.046232</text:p>
          </table:table-cell>
          <table:table-cell office:value-type="float" office:value="0.234117" calcext:value-type="float">
            <text:p>0.234117</text:p>
          </table:table-cell>
          <table:table-cell office:value-type="float" office:value="0.161963" calcext:value-type="float">
            <text:p>0.161963</text:p>
          </table:table-cell>
          <table:table-cell office:value-type="float" office:value="0.092482" calcext:value-type="float">
            <text:p>0.092482</text:p>
          </table:table-cell>
        </table:table-row>
        <table:table-row table:style-name="ro1">
          <table:table-cell office:value-type="float" office:value="0.046416" calcext:value-type="float">
            <text:p>0.046416</text:p>
          </table:table-cell>
          <table:table-cell office:value-type="float" office:value="0.072901" calcext:value-type="float">
            <text:p>0.072901</text:p>
          </table:table-cell>
          <table:table-cell office:value-type="float" office:value="0.040484" calcext:value-type="float">
            <text:p>0.040484</text:p>
          </table:table-cell>
          <table:table-cell office:value-type="float" office:value="0.016729" calcext:value-type="float">
            <text:p>0.016729</text:p>
          </table:table-cell>
          <table:table-cell office:value-type="float" office:value="0.167796" calcext:value-type="float">
            <text:p>0.167796</text:p>
          </table:table-cell>
          <table:table-cell office:value-type="float" office:value="0.100748" calcext:value-type="float">
            <text:p>0.100748</text:p>
          </table:table-cell>
          <table:table-cell office:value-type="float" office:value="0.048059" calcext:value-type="float">
            <text:p>0.048059</text:p>
          </table:table-cell>
          <table:table-cell office:value-type="float" office:value="0.243275" calcext:value-type="float">
            <text:p>0.243275</text:p>
          </table:table-cell>
          <table:table-cell office:value-type="float" office:value="0.168389" calcext:value-type="float">
            <text:p>0.168389</text:p>
          </table:table-cell>
          <table:table-cell office:value-type="float" office:value="0.096168" calcext:value-type="float">
            <text:p>0.096168</text:p>
          </table:table-cell>
        </table:table-row>
        <table:table-row table:style-name="ro1">
          <table:table-cell office:value-type="float" office:value="0.04977" calcext:value-type="float">
            <text:p>0.04977</text:p>
          </table:table-cell>
          <table:table-cell office:value-type="float" office:value="0.076011" calcext:value-type="float">
            <text:p>0.076011</text:p>
          </table:table-cell>
          <table:table-cell office:value-type="float" office:value="0.042197" calcext:value-type="float">
            <text:p>0.042197</text:p>
          </table:table-cell>
          <table:table-cell office:value-type="float" office:value="0.017417" calcext:value-type="float">
            <text:p>0.017417</text:p>
          </table:table-cell>
          <table:table-cell office:value-type="float" office:value="0.174984" calcext:value-type="float">
            <text:p>0.174984</text:p>
          </table:table-cell>
          <table:table-cell office:value-type="float" office:value="0.105073" calcext:value-type="float">
            <text:p>0.105073</text:p>
          </table:table-cell>
          <table:table-cell office:value-type="float" office:value="0.05009" calcext:value-type="float">
            <text:p>0.05009</text:p>
          </table:table-cell>
          <table:table-cell office:value-type="float" office:value="0.253799" calcext:value-type="float">
            <text:p>0.253799</text:p>
          </table:table-cell>
          <table:table-cell office:value-type="float" office:value="0.175719" calcext:value-type="float">
            <text:p>0.175719</text:p>
          </table:table-cell>
          <table:table-cell office:value-type="float" office:value="0.100326" calcext:value-type="float">
            <text:p>0.100326</text:p>
          </table:table-cell>
        </table:table-row>
        <table:table-row table:style-name="ro1">
          <table:table-cell office:value-type="float" office:value="0.053367" calcext:value-type="float">
            <text:p>0.053367</text:p>
          </table:table-cell>
          <table:table-cell office:value-type="float" office:value="0.079481" calcext:value-type="float">
            <text:p>0.079481</text:p>
          </table:table-cell>
          <table:table-cell office:value-type="float" office:value="0.044108" calcext:value-type="float">
            <text:p>0.044108</text:p>
          </table:table-cell>
          <table:table-cell office:value-type="float" office:value="0.018183" calcext:value-type="float">
            <text:p>0.018183</text:p>
          </table:table-cell>
          <table:table-cell office:value-type="float" office:value="0.182904" calcext:value-type="float">
            <text:p>0.182904</text:p>
          </table:table-cell>
          <table:table-cell office:value-type="float" office:value="0.109835" calcext:value-type="float">
            <text:p>0.109835</text:p>
          </table:table-cell>
          <table:table-cell office:value-type="float" office:value="0.052322" calcext:value-type="float">
            <text:p>0.052322</text:p>
          </table:table-cell>
          <table:table-cell office:value-type="float" office:value="0.26539" calcext:value-type="float">
            <text:p>0.26539</text:p>
          </table:table-cell>
          <table:table-cell office:value-type="float" office:value="0.183784" calcext:value-type="float">
            <text:p>0.183784</text:p>
          </table:table-cell>
          <table:table-cell office:value-type="float" office:value="0.104895" calcext:value-type="float">
            <text:p>0.104895</text:p>
          </table:table-cell>
        </table:table-row>
        <table:table-row table:style-name="ro1">
          <table:table-cell office:value-type="float" office:value="0.057224" calcext:value-type="float">
            <text:p>0.057224</text:p>
          </table:table-cell>
          <table:table-cell office:value-type="float" office:value="0.083292" calcext:value-type="float">
            <text:p>0.083292</text:p>
          </table:table-cell>
          <table:table-cell office:value-type="float" office:value="0.046211" calcext:value-type="float">
            <text:p>0.046211</text:p>
          </table:table-cell>
          <table:table-cell office:value-type="float" office:value="0.01903" calcext:value-type="float">
            <text:p>0.01903</text:p>
          </table:table-cell>
          <table:table-cell office:value-type="float" office:value="0.191472" calcext:value-type="float">
            <text:p>0.191472</text:p>
          </table:table-cell>
          <table:table-cell office:value-type="float" office:value="0.11499" calcext:value-type="float">
            <text:p>0.11499</text:p>
          </table:table-cell>
          <table:table-cell office:value-type="float" office:value="0.054739" calcext:value-type="float">
            <text:p>0.054739</text:p>
          </table:table-cell>
          <table:table-cell office:value-type="float" office:value="0.277903" calcext:value-type="float">
            <text:p>0.277903</text:p>
          </table:table-cell>
          <table:table-cell office:value-type="float" office:value="0.192488" calcext:value-type="float">
            <text:p>0.192488</text:p>
          </table:table-cell>
          <table:table-cell office:value-type="float" office:value="0.109822" calcext:value-type="float">
            <text:p>0.109822</text:p>
          </table:table-cell>
        </table:table-row>
        <table:table-row table:style-name="ro1">
          <table:table-cell office:value-type="float" office:value="0.061359" calcext:value-type="float">
            <text:p>0.061359</text:p>
          </table:table-cell>
          <table:table-cell office:value-type="float" office:value="0.087416" calcext:value-type="float">
            <text:p>0.087416</text:p>
          </table:table-cell>
          <table:table-cell office:value-type="float" office:value="0.048491" calcext:value-type="float">
            <text:p>0.048491</text:p>
          </table:table-cell>
          <table:table-cell office:value-type="float" office:value="0.019952" calcext:value-type="float">
            <text:p>0.019952</text:p>
          </table:table-cell>
          <table:table-cell office:value-type="float" office:value="0.200571" calcext:value-type="float">
            <text:p>0.200571</text:p>
          </table:table-cell>
          <table:table-cell office:value-type="float" office:value="0.120462" calcext:value-type="float">
            <text:p>0.120462</text:p>
          </table:table-cell>
          <table:table-cell office:value-type="float" office:value="0.057305" calcext:value-type="float">
            <text:p>0.057305</text:p>
          </table:table-cell>
          <table:table-cell office:value-type="float" office:value="0.291154" calcext:value-type="float">
            <text:p>0.291154</text:p>
          </table:table-cell>
          <table:table-cell office:value-type="float" office:value="0.201699" calcext:value-type="float">
            <text:p>0.201699</text:p>
          </table:table-cell>
          <table:table-cell office:value-type="float" office:value="0.115028" calcext:value-type="float">
            <text:p>0.115028</text:p>
          </table:table-cell>
        </table:table-row>
        <table:table-row table:style-name="ro1">
          <table:table-cell office:value-type="float" office:value="0.065793" calcext:value-type="float">
            <text:p>0.065793</text:p>
          </table:table-cell>
          <table:table-cell office:value-type="float" office:value="0.09179" calcext:value-type="float">
            <text:p>0.09179</text:p>
          </table:table-cell>
          <table:table-cell office:value-type="float" office:value="0.050914" calcext:value-type="float">
            <text:p>0.050914</text:p>
          </table:table-cell>
          <table:table-cell office:value-type="float" office:value="0.020934" calcext:value-type="float">
            <text:p>0.020934</text:p>
          </table:table-cell>
          <table:table-cell office:value-type="float" office:value="0.210023" calcext:value-type="float">
            <text:p>0.210023</text:p>
          </table:table-cell>
          <table:table-cell office:value-type="float" office:value="0.126148" calcext:value-type="float">
            <text:p>0.126148</text:p>
          </table:table-cell>
          <table:table-cell office:value-type="float" office:value="0.059969" calcext:value-type="float">
            <text:p>0.059969</text:p>
          </table:table-cell>
          <table:table-cell office:value-type="float" office:value="0.304874" calcext:value-type="float">
            <text:p>0.304874</text:p>
          </table:table-cell>
          <table:table-cell office:value-type="float" office:value="0.211231" calcext:value-type="float">
            <text:p>0.211231</text:p>
          </table:table-cell>
          <table:table-cell office:value-type="float" office:value="0.120412" calcext:value-type="float">
            <text:p>0.120412</text:p>
          </table:table-cell>
        </table:table-row>
        <table:table-row table:style-name="ro1">
          <table:table-cell office:value-type="float" office:value="0.070548" calcext:value-type="float">
            <text:p>0.070548</text:p>
          </table:table-cell>
          <table:table-cell office:value-type="float" office:value="0.096379" calcext:value-type="float">
            <text:p>0.096379</text:p>
          </table:table-cell>
          <table:table-cell office:value-type="float" office:value="0.053461" calcext:value-type="float">
            <text:p>0.053461</text:p>
          </table:table-cell>
          <table:table-cell office:value-type="float" office:value="0.021971" calcext:value-type="float">
            <text:p>0.021971</text:p>
          </table:table-cell>
          <table:table-cell office:value-type="float" office:value="0.219705" calcext:value-type="float">
            <text:p>0.219705</text:p>
          </table:table-cell>
          <table:table-cell office:value-type="float" office:value="0.13197" calcext:value-type="float">
            <text:p>0.13197</text:p>
          </table:table-cell>
          <table:table-cell office:value-type="float" office:value="0.062696" calcext:value-type="float">
            <text:p>0.062696</text:p>
          </table:table-cell>
          <table:table-cell office:value-type="float" office:value="0.31888" calcext:value-type="float">
            <text:p>0.31888</text:p>
          </table:table-cell>
          <table:table-cell office:value-type="float" office:value="0.22096" calcext:value-type="float">
            <text:p>0.22096</text:p>
          </table:table-cell>
          <table:table-cell office:value-type="float" office:value="0.125902" calcext:value-type="float">
            <text:p>0.125902</text:p>
          </table:table-cell>
        </table:table-row>
        <table:table-row table:style-name="ro1">
          <table:table-cell office:value-type="float" office:value="0.075646" calcext:value-type="float">
            <text:p>0.075646</text:p>
          </table:table-cell>
          <table:table-cell office:value-type="float" office:value="0.101465" calcext:value-type="float">
            <text:p>0.101465</text:p>
          </table:table-cell>
          <table:table-cell office:value-type="float" office:value="0.056288" calcext:value-type="float">
            <text:p>0.056288</text:p>
          </table:table-cell>
          <table:table-cell office:value-type="float" office:value="0.023127" calcext:value-type="float">
            <text:p>0.023127</text:p>
          </table:table-cell>
          <table:table-cell office:value-type="float" office:value="0.230254" calcext:value-type="float">
            <text:p>0.230254</text:p>
          </table:table-cell>
          <table:table-cell office:value-type="float" office:value="0.138312" calcext:value-type="float">
            <text:p>0.138312</text:p>
          </table:table-cell>
          <table:table-cell office:value-type="float" office:value="0.065666" calcext:value-type="float">
            <text:p>0.065666</text:p>
          </table:table-cell>
          <table:table-cell office:value-type="float" office:value="0.334133" calcext:value-type="float">
            <text:p>0.334133</text:p>
          </table:table-cell>
          <table:table-cell office:value-type="float" office:value="0.231551" calcext:value-type="float">
            <text:p>0.231551</text:p>
          </table:table-cell>
          <table:table-cell office:value-type="float" office:value="0.131879" calcext:value-type="float">
            <text:p>0.131879</text:p>
          </table:table-cell>
        </table:table-row>
        <table:table-row table:style-name="ro1">
          <table:table-cell office:value-type="float" office:value="0.081113" calcext:value-type="float">
            <text:p>0.081113</text:p>
          </table:table-cell>
          <table:table-cell office:value-type="float" office:value="0.106291" calcext:value-type="float">
            <text:p>0.106291</text:p>
          </table:table-cell>
          <table:table-cell office:value-type="float" office:value="0.058993" calcext:value-type="float">
            <text:p>0.058993</text:p>
          </table:table-cell>
          <table:table-cell office:value-type="float" office:value="0.024247" calcext:value-type="float">
            <text:p>0.024247</text:p>
          </table:table-cell>
          <table:table-cell office:value-type="float" office:value="0.240319" calcext:value-type="float">
            <text:p>0.240319</text:p>
          </table:table-cell>
          <table:table-cell office:value-type="float" office:value="0.144362" calcext:value-type="float">
            <text:p>0.144362</text:p>
          </table:table-cell>
          <table:table-cell office:value-type="float" office:value="0.068498" calcext:value-type="float">
            <text:p>0.068498</text:p>
          </table:table-cell>
          <table:table-cell office:value-type="float" office:value="0.348842" calcext:value-type="float">
            <text:p>0.348842</text:p>
          </table:table-cell>
          <table:table-cell office:value-type="float" office:value="0.241743" calcext:value-type="float">
            <text:p>0.241743</text:p>
          </table:table-cell>
          <table:table-cell office:value-type="float" office:value="0.137615" calcext:value-type="float">
            <text:p>0.137615</text:p>
          </table:table-cell>
        </table:table-row>
        <table:table-row table:style-name="ro1">
          <table:table-cell office:value-type="float" office:value="0.086975" calcext:value-type="float">
            <text:p>0.086975</text:p>
          </table:table-cell>
          <table:table-cell office:value-type="float" office:value="0.110654" calcext:value-type="float">
            <text:p>0.110654</text:p>
          </table:table-cell>
          <table:table-cell office:value-type="float" office:value="0.061476" calcext:value-type="float">
            <text:p>0.061476</text:p>
          </table:table-cell>
          <table:table-cell office:value-type="float" office:value="0.025295" calcext:value-type="float">
            <text:p>0.025295</text:p>
          </table:table-cell>
          <table:table-cell office:value-type="float" office:value="0.249614" calcext:value-type="float">
            <text:p>0.249614</text:p>
          </table:table-cell>
          <table:table-cell office:value-type="float" office:value="0.14995" calcext:value-type="float">
            <text:p>0.14995</text:p>
          </table:table-cell>
          <table:table-cell office:value-type="float" office:value="0.071113" calcext:value-type="float">
            <text:p>0.071113</text:p>
          </table:table-cell>
          <table:table-cell office:value-type="float" office:value="0.362721" calcext:value-type="float">
            <text:p>0.362721</text:p>
          </table:table-cell>
          <table:table-cell office:value-type="float" office:value="0.251328" calcext:value-type="float">
            <text:p>0.251328</text:p>
          </table:table-cell>
          <table:table-cell office:value-type="float" office:value="0.142984" calcext:value-type="float">
            <text:p>0.142984</text:p>
          </table:table-cell>
        </table:table-row>
        <table:table-row table:style-name="ro1">
          <table:table-cell office:value-type="float" office:value="0.09326" calcext:value-type="float">
            <text:p>0.09326</text:p>
          </table:table-cell>
          <table:table-cell office:value-type="float" office:value="0.114636" calcext:value-type="float">
            <text:p>0.114636</text:p>
          </table:table-cell>
          <table:table-cell office:value-type="float" office:value="0.063775" calcext:value-type="float">
            <text:p>0.063775</text:p>
          </table:table-cell>
          <table:table-cell office:value-type="float" office:value="0.026286" calcext:value-type="float">
            <text:p>0.026286</text:p>
          </table:table-cell>
          <table:table-cell office:value-type="float" office:value="0.25826" calcext:value-type="float">
            <text:p>0.25826</text:p>
          </table:table-cell>
          <table:table-cell office:value-type="float" office:value="0.155151" calcext:value-type="float">
            <text:p>0.155151</text:p>
          </table:table-cell>
          <table:table-cell office:value-type="float" office:value="0.07355" calcext:value-type="float">
            <text:p>0.07355</text:p>
          </table:table-cell>
          <table:table-cell office:value-type="float" office:value="0.375881" calcext:value-type="float">
            <text:p>0.375881</text:p>
          </table:table-cell>
          <table:table-cell office:value-type="float" office:value="0.26039" calcext:value-type="float">
            <text:p>0.26039</text:p>
          </table:table-cell>
          <table:table-cell office:value-type="float" office:value="0.148044" calcext:value-type="float">
            <text:p>0.14804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18327" calcext:value-type="float">
            <text:p>0.118327</text:p>
          </table:table-cell>
          <table:table-cell office:value-type="float" office:value="0.065929" calcext:value-type="float">
            <text:p>0.065929</text:p>
          </table:table-cell>
          <table:table-cell office:value-type="float" office:value="0.027229" calcext:value-type="float">
            <text:p>0.027229</text:p>
          </table:table-cell>
          <table:table-cell office:value-type="float" office:value="0.26641" calcext:value-type="float">
            <text:p>0.26641</text:p>
          </table:table-cell>
          <table:table-cell office:value-type="float" office:value="0.160041" calcext:value-type="float">
            <text:p>0.160041</text:p>
          </table:table-cell>
          <table:table-cell office:value-type="float" office:value="0.075837" calcext:value-type="float">
            <text:p>0.075837</text:p>
          </table:table-cell>
          <table:table-cell office:value-type="float" office:value="0.388485" calcext:value-type="float">
            <text:p>0.388485</text:p>
          </table:table-cell>
          <table:table-cell office:value-type="float" office:value="0.269026" calcext:value-type="float">
            <text:p>0.269026</text:p>
          </table:table-cell>
          <table:table-cell office:value-type="float" office:value="0.152837" calcext:value-type="float">
            <text:p>0.152837</text:p>
          </table:table-cell>
        </table:table-row>
        <table:table-row table:style-name="ro1">
          <table:table-cell office:value-type="float" office:value="0.107227" calcext:value-type="float">
            <text:p>0.107227</text:p>
          </table:table-cell>
          <table:table-cell office:value-type="float" office:value="0.121498" calcext:value-type="float">
            <text:p>0.121498</text:p>
          </table:table-cell>
          <table:table-cell office:value-type="float" office:value="0.067796" calcext:value-type="float">
            <text:p>0.067796</text:p>
          </table:table-cell>
          <table:table-cell office:value-type="float" office:value="0.028062" calcext:value-type="float">
            <text:p>0.028062</text:p>
          </table:table-cell>
          <table:table-cell office:value-type="float" office:value="0.2736" calcext:value-type="float">
            <text:p>0.2736</text:p>
          </table:table-cell>
          <table:table-cell office:value-type="float" office:value="0.16433" calcext:value-type="float">
            <text:p>0.16433</text:p>
          </table:table-cell>
          <table:table-cell office:value-type="float" office:value="0.077834" calcext:value-type="float">
            <text:p>0.077834</text:p>
          </table:table-cell>
          <table:table-cell office:value-type="float" office:value="0.399762" calcext:value-type="float">
            <text:p>0.399762</text:p>
          </table:table-cell>
          <table:table-cell office:value-type="float" office:value="0.276694" calcext:value-type="float">
            <text:p>0.276694</text:p>
          </table:table-cell>
          <table:table-cell office:value-type="float" office:value="0.157048" calcext:value-type="float">
            <text:p>0.157048</text:p>
          </table:table-cell>
        </table:table-row>
        <table:table-row table:style-name="ro1">
          <table:table-cell office:value-type="float" office:value="0.114976" calcext:value-type="float">
            <text:p>0.114976</text:p>
          </table:table-cell>
          <table:table-cell office:value-type="float" office:value="0.124185" calcext:value-type="float">
            <text:p>0.124185</text:p>
          </table:table-cell>
          <table:table-cell office:value-type="float" office:value="0.069395" calcext:value-type="float">
            <text:p>0.069395</text:p>
          </table:table-cell>
          <table:table-cell office:value-type="float" office:value="0.02879" calcext:value-type="float">
            <text:p>0.02879</text:p>
          </table:table-cell>
          <table:table-cell office:value-type="float" office:value="0.279847" calcext:value-type="float">
            <text:p>0.279847</text:p>
          </table:table-cell>
          <table:table-cell office:value-type="float" office:value="0.16803" calcext:value-type="float">
            <text:p>0.16803</text:p>
          </table:table-cell>
          <table:table-cell office:value-type="float" office:value="0.079547" calcext:value-type="float">
            <text:p>0.079547</text:p>
          </table:table-cell>
          <table:table-cell office:value-type="float" office:value="0.40968" calcext:value-type="float">
            <text:p>0.40968</text:p>
          </table:table-cell>
          <table:table-cell office:value-type="float" office:value="0.283374" calcext:value-type="float">
            <text:p>0.283374</text:p>
          </table:table-cell>
          <table:table-cell office:value-type="float" office:value="0.160672" calcext:value-type="float">
            <text:p>0.160672</text:p>
          </table:table-cell>
        </table:table-row>
        <table:table-row table:style-name="ro1">
          <table:table-cell office:value-type="float" office:value="0.123285" calcext:value-type="float">
            <text:p>0.123285</text:p>
          </table:table-cell>
          <table:table-cell office:value-type="float" office:value="0.126603" calcext:value-type="float">
            <text:p>0.126603</text:p>
          </table:table-cell>
          <table:table-cell office:value-type="float" office:value="0.070844" calcext:value-type="float">
            <text:p>0.070844</text:p>
          </table:table-cell>
          <table:table-cell office:value-type="float" office:value="0.029464" calcext:value-type="float">
            <text:p>0.029464</text:p>
          </table:table-cell>
          <table:table-cell office:value-type="float" office:value="0.2856" calcext:value-type="float">
            <text:p>0.2856</text:p>
          </table:table-cell>
          <table:table-cell office:value-type="float" office:value="0.171422" calcext:value-type="float">
            <text:p>0.171422</text:p>
          </table:table-cell>
          <table:table-cell office:value-type="float" office:value="0.081119" calcext:value-type="float">
            <text:p>0.081119</text:p>
          </table:table-cell>
          <table:table-cell office:value-type="float" office:value="0.418854" calcext:value-type="float">
            <text:p>0.418854</text:p>
          </table:table-cell>
          <table:table-cell office:value-type="float" office:value="0.289509" calcext:value-type="float">
            <text:p>0.289509</text:p>
          </table:table-cell>
          <table:table-cell office:value-type="float" office:value="0.163975" calcext:value-type="float">
            <text:p>0.163975</text:p>
          </table:table-cell>
        </table:table-row>
        <table:table-row table:style-name="ro1">
          <table:table-cell office:value-type="float" office:value="0.132194" calcext:value-type="float">
            <text:p>0.132194</text:p>
          </table:table-cell>
          <table:table-cell office:value-type="float" office:value="0.128704" calcext:value-type="float">
            <text:p>0.128704</text:p>
          </table:table-cell>
          <table:table-cell office:value-type="float" office:value="0.07212" calcext:value-type="float">
            <text:p>0.07212</text:p>
          </table:table-cell>
          <table:table-cell office:value-type="float" office:value="0.030076" calcext:value-type="float">
            <text:p>0.030076</text:p>
          </table:table-cell>
          <table:table-cell office:value-type="float" office:value="0.290754" calcext:value-type="float">
            <text:p>0.290754</text:p>
          </table:table-cell>
          <table:table-cell office:value-type="float" office:value="0.174449" calcext:value-type="float">
            <text:p>0.174449</text:p>
          </table:table-cell>
          <table:table-cell office:value-type="float" office:value="0.082528" calcext:value-type="float">
            <text:p>0.082528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294985" calcext:value-type="float">
            <text:p>0.294985</text:p>
          </table:table-cell>
          <table:table-cell office:value-type="float" office:value="0.166902" calcext:value-type="float">
            <text:p>0.166902</text:p>
          </table:table-cell>
        </table:table-row>
        <table:table-row table:style-name="ro1">
          <table:table-cell office:value-type="float" office:value="0.141747" calcext:value-type="float">
            <text:p>0.141747</text:p>
          </table:table-cell>
          <table:table-cell office:value-type="float" office:value="0.130122" calcext:value-type="float">
            <text:p>0.130122</text:p>
          </table:table-cell>
          <table:table-cell office:value-type="float" office:value="0.073004" calcext:value-type="float">
            <text:p>0.073004</text:p>
          </table:table-cell>
          <table:table-cell office:value-type="float" office:value="0.030529" calcext:value-type="float">
            <text:p>0.030529</text:p>
          </table:table-cell>
          <table:table-cell office:value-type="float" office:value="0.294712" calcext:value-type="float">
            <text:p>0.294712</text:p>
          </table:table-cell>
          <table:table-cell office:value-type="float" office:value="0.17673" calcext:value-type="float">
            <text:p>0.17673</text:p>
          </table:table-cell>
          <table:table-cell office:value-type="float" office:value="0.083586" calcext:value-type="float">
            <text:p>0.083586</text:p>
          </table:table-cell>
          <table:table-cell office:value-type="float" office:value="0.433676" calcext:value-type="float">
            <text:p>0.433676</text:p>
          </table:table-cell>
          <table:table-cell office:value-type="float" office:value="0.299246" calcext:value-type="float">
            <text:p>0.299246</text:p>
          </table:table-cell>
          <table:table-cell office:value-type="float" office:value="0.169116" calcext:value-type="float">
            <text:p>0.169116</text:p>
          </table:table-cell>
        </table:table-row>
        <table:table-row table:style-name="ro1">
          <table:table-cell office:value-type="float" office:value="0.151991" calcext:value-type="float">
            <text:p>0.151991</text:p>
          </table:table-cell>
          <table:table-cell office:value-type="float" office:value="0.131025" calcext:value-type="float">
            <text:p>0.131025</text:p>
          </table:table-cell>
          <table:table-cell office:value-type="float" office:value="0.073589" calcext:value-type="float">
            <text:p>0.073589</text:p>
          </table:table-cell>
          <table:table-cell office:value-type="float" office:value="0.030859" calcext:value-type="float">
            <text:p>0.030859</text:p>
          </table:table-cell>
          <table:table-cell office:value-type="float" office:value="0.29792" calcext:value-type="float">
            <text:p>0.29792</text:p>
          </table:table-cell>
          <table:table-cell office:value-type="float" office:value="0.178545" calcext:value-type="float">
            <text:p>0.178545</text:p>
          </table:table-cell>
          <table:table-cell office:value-type="float" office:value="0.084434" calcext:value-type="float">
            <text:p>0.084434</text:p>
          </table:table-cell>
          <table:table-cell office:value-type="float" office:value="0.439244" calcext:value-type="float">
            <text:p>0.439244</text:p>
          </table:table-cell>
          <table:table-cell office:value-type="float" office:value="0.302773" calcext:value-type="float">
            <text:p>0.302773</text:p>
          </table:table-cell>
          <table:table-cell office:value-type="float" office:value="0.170905" calcext:value-type="float">
            <text:p>0.170905</text:p>
          </table:table-cell>
        </table:table-row>
        <table:table-row table:style-name="ro1">
          <table:table-cell office:value-type="float" office:value="0.162975" calcext:value-type="float">
            <text:p>0.162975</text:p>
          </table:table-cell>
          <table:table-cell office:value-type="float" office:value="0.131214" calcext:value-type="float">
            <text:p>0.131214</text:p>
          </table:table-cell>
          <table:table-cell office:value-type="float" office:value="0.073756" calcext:value-type="float">
            <text:p>0.073756</text:p>
          </table:table-cell>
          <table:table-cell office:value-type="float" office:value="0.031008" calcext:value-type="float">
            <text:p>0.031008</text:p>
          </table:table-cell>
          <table:table-cell office:value-type="float" office:value="0.300022" calcext:value-type="float">
            <text:p>0.300022</text:p>
          </table:table-cell>
          <table:table-cell office:value-type="float" office:value="0.179667" calcext:value-type="float">
            <text:p>0.179667</text:p>
          </table:table-cell>
          <table:table-cell office:value-type="float" office:value="0.084955" calcext:value-type="float">
            <text:p>0.084955</text:p>
          </table:table-cell>
          <table:table-cell office:value-type="float" office:value="0.443407" calcext:value-type="float">
            <text:p>0.443407</text:p>
          </table:table-cell>
          <table:table-cell office:value-type="float" office:value="0.30526" calcext:value-type="float">
            <text:p>0.30526</text:p>
          </table:table-cell>
          <table:table-cell office:value-type="float" office:value="0.172079" calcext:value-type="float">
            <text:p>0.172079</text:p>
          </table:table-cell>
        </table:table-row>
        <table:table-row table:style-name="ro1">
          <table:table-cell office:value-type="float" office:value="0.174753" calcext:value-type="float">
            <text:p>0.174753</text:p>
          </table:table-cell>
          <table:table-cell office:value-type="float" office:value="0.130535" calcext:value-type="float">
            <text:p>0.130535</text:p>
          </table:table-cell>
          <table:table-cell office:value-type="float" office:value="0.073419" calcext:value-type="float">
            <text:p>0.073419</text:p>
          </table:table-cell>
          <table:table-cell office:value-type="float" office:value="0.030941" calcext:value-type="float">
            <text:p>0.030941</text:p>
          </table:table-cell>
          <table:table-cell office:value-type="float" office:value="0.30074" calcext:value-type="float">
            <text:p>0.30074</text:p>
          </table:table-cell>
          <table:table-cell office:value-type="float" office:value="0.179937" calcext:value-type="float">
            <text:p>0.179937</text:p>
          </table:table-cell>
          <table:table-cell office:value-type="float" office:value="0.085079" calcext:value-type="float">
            <text:p>0.085079</text:p>
          </table:table-cell>
          <table:table-cell office:value-type="float" office:value="0.445726" calcext:value-type="float">
            <text:p>0.445726</text:p>
          </table:table-cell>
          <table:table-cell office:value-type="float" office:value="0.306427" calcext:value-type="float">
            <text:p>0.306427</text:p>
          </table:table-cell>
          <table:table-cell office:value-type="float" office:value="0.172499" calcext:value-type="float">
            <text:p>0.172499</text:p>
          </table:table-cell>
        </table:table-row>
        <table:table-row table:style-name="ro1">
          <table:table-cell office:value-type="float" office:value="0.187382" calcext:value-type="float">
            <text:p>0.187382</text:p>
          </table:table-cell>
          <table:table-cell office:value-type="float" office:value="0.129072" calcext:value-type="float">
            <text:p>0.129072</text:p>
          </table:table-cell>
          <table:table-cell office:value-type="float" office:value="0.072625" calcext:value-type="float">
            <text:p>0.072625</text:p>
          </table:table-cell>
          <table:table-cell office:value-type="float" office:value="0.030674" calcext:value-type="float">
            <text:p>0.030674</text:p>
          </table:table-cell>
          <table:table-cell office:value-type="float" office:value="0.300247" calcext:value-type="float">
            <text:p>0.300247</text:p>
          </table:table-cell>
          <table:table-cell office:value-type="float" office:value="0.179452" calcext:value-type="float">
            <text:p>0.179452</text:p>
          </table:table-cell>
          <table:table-cell office:value-type="float" office:value="0.084846" calcext:value-type="float">
            <text:p>0.084846</text:p>
          </table:table-cell>
          <table:table-cell office:value-type="float" office:value="0.446482" calcext:value-type="float">
            <text:p>0.446482</text:p>
          </table:table-cell>
          <table:table-cell office:value-type="float" office:value="0.306466" calcext:value-type="float">
            <text:p>0.306466</text:p>
          </table:table-cell>
          <table:table-cell office:value-type="float" office:value="0.172268" calcext:value-type="float">
            <text:p>0.172268</text:p>
          </table:table-cell>
        </table:table-row>
        <table:table-row table:style-name="ro1">
          <table:table-cell office:value-type="float" office:value="0.200923" calcext:value-type="float">
            <text:p>0.200923</text:p>
          </table:table-cell>
          <table:table-cell office:value-type="float" office:value="0.126691" calcext:value-type="float">
            <text:p>0.126691</text:p>
          </table:table-cell>
          <table:table-cell office:value-type="float" office:value="0.071296" calcext:value-type="float">
            <text:p>0.071296</text:p>
          </table:table-cell>
          <table:table-cell office:value-type="float" office:value="0.030172" calcext:value-type="float">
            <text:p>0.030172</text:p>
          </table:table-cell>
          <table:table-cell office:value-type="float" office:value="0.298151" calcext:value-type="float">
            <text:p>0.298151</text:p>
          </table:table-cell>
          <table:table-cell office:value-type="float" office:value="0.177975" calcext:value-type="float">
            <text:p>0.177975</text:p>
          </table:table-cell>
          <table:table-cell office:value-type="float" office:value="0.084132" calcext:value-type="float">
            <text:p>0.084132</text:p>
          </table:table-cell>
          <table:table-cell office:value-type="float" office:value="0.445037" calcext:value-type="float">
            <text:p>0.445037</text:p>
          </table:table-cell>
          <table:table-cell office:value-type="float" office:value="0.304942" calcext:value-type="float">
            <text:p>0.304942</text:p>
          </table:table-cell>
          <table:table-cell office:value-type="float" office:value="0.171136" calcext:value-type="float">
            <text:p>0.171136</text:p>
          </table:table-cell>
        </table:table-row>
        <table:table-row table:style-name="ro1">
          <table:table-cell office:value-type="float" office:value="0.215443" calcext:value-type="float">
            <text:p>0.215443</text:p>
          </table:table-cell>
          <table:table-cell office:value-type="float" office:value="0.123534" calcext:value-type="float">
            <text:p>0.123534</text:p>
          </table:table-cell>
          <table:table-cell office:value-type="float" office:value="0.069511" calcext:value-type="float">
            <text:p>0.069511</text:p>
          </table:table-cell>
          <table:table-cell office:value-type="float" office:value="0.029465" calcext:value-type="float">
            <text:p>0.029465</text:p>
          </table:table-cell>
          <table:table-cell office:value-type="float" office:value="0.294858" calcext:value-type="float">
            <text:p>0.294858</text:p>
          </table:table-cell>
          <table:table-cell office:value-type="float" office:value="0.175735" calcext:value-type="float">
            <text:p>0.175735</text:p>
          </table:table-cell>
          <table:table-cell office:value-type="float" office:value="0.083032" calcext:value-type="float">
            <text:p>0.083032</text:p>
          </table:table-cell>
          <table:table-cell office:value-type="float" office:value="0.442119" calcext:value-type="float">
            <text:p>0.442119</text:p>
          </table:table-cell>
          <table:table-cell office:value-type="float" office:value="0.302326" calcext:value-type="float">
            <text:p>0.302326</text:p>
          </table:table-cell>
          <table:table-cell office:value-type="float" office:value="0.169345" calcext:value-type="float">
            <text:p>0.169345</text:p>
          </table:table-cell>
        </table:table-row>
        <table:table-row table:style-name="ro1">
          <table:table-cell office:value-type="float" office:value="0.231013" calcext:value-type="float">
            <text:p>0.231013</text:p>
          </table:table-cell>
          <table:table-cell office:value-type="float" office:value="0.119741" calcext:value-type="float">
            <text:p>0.119741</text:p>
          </table:table-cell>
          <table:table-cell office:value-type="float" office:value="0.067359" calcext:value-type="float">
            <text:p>0.067359</text:p>
          </table:table-cell>
          <table:table-cell office:value-type="float" office:value="0.028593" calcext:value-type="float">
            <text:p>0.028593</text:p>
          </table:table-cell>
          <table:table-cell office:value-type="float" office:value="0.290501" calcext:value-type="float">
            <text:p>0.290501</text:p>
          </table:table-cell>
          <table:table-cell office:value-type="float" office:value="0.172838" calcext:value-type="float">
            <text:p>0.172838</text:p>
          </table:table-cell>
          <table:table-cell office:value-type="float" office:value="0.081612" calcext:value-type="float">
            <text:p>0.081612</text:p>
          </table:table-cell>
          <table:table-cell office:value-type="float" office:value="0.437765" calcext:value-type="float">
            <text:p>0.437765</text:p>
          </table:table-cell>
          <table:table-cell office:value-type="float" office:value="0.298691" calcext:value-type="float">
            <text:p>0.298691</text:p>
          </table:table-cell>
          <table:table-cell office:value-type="float" office:value="0.166969" calcext:value-type="float">
            <text:p>0.166969</text:p>
          </table:table-cell>
        </table:table-row>
        <table:table-row table:style-name="ro1">
          <table:table-cell office:value-type="float" office:value="0.247708" calcext:value-type="float">
            <text:p>0.247708</text:p>
          </table:table-cell>
          <table:table-cell office:value-type="float" office:value="0.115265" calcext:value-type="float">
            <text:p>0.115265</text:p>
          </table:table-cell>
          <table:table-cell office:value-type="float" office:value="0.064817" calcext:value-type="float">
            <text:p>0.064817</text:p>
          </table:table-cell>
          <table:table-cell office:value-type="float" office:value="0.027551" calcext:value-type="float">
            <text:p>0.027551</text:p>
          </table:table-cell>
          <table:table-cell office:value-type="float" office:value="0.284924" calcext:value-type="float">
            <text:p>0.284924</text:p>
          </table:table-cell>
          <table:table-cell office:value-type="float" office:value="0.169204" calcext:value-type="float">
            <text:p>0.169204</text:p>
          </table:table-cell>
          <table:table-cell office:value-type="float" office:value="0.07984" calcext:value-type="float">
            <text:p>0.07984</text:p>
          </table:table-cell>
          <table:table-cell office:value-type="float" office:value="0.431729" calcext:value-type="float">
            <text:p>0.431729</text:p>
          </table:table-cell>
          <table:table-cell office:value-type="float" office:value="0.293886" calcext:value-type="float">
            <text:p>0.293886</text:p>
          </table:table-cell>
          <table:table-cell office:value-type="float" office:value="0.163935" calcext:value-type="float">
            <text:p>0.163935</text:p>
          </table:table-cell>
        </table:table-row>
        <table:table-row table:style-name="ro1">
          <table:table-cell office:value-type="float" office:value="0.265609" calcext:value-type="float">
            <text:p>0.265609</text:p>
          </table:table-cell>
          <table:table-cell office:value-type="float" office:value="0.110177" calcext:value-type="float">
            <text:p>0.110177</text:p>
          </table:table-cell>
          <table:table-cell office:value-type="float" office:value="0.06193" calcext:value-type="float">
            <text:p>0.06193</text:p>
          </table:table-cell>
          <table:table-cell office:value-type="float" office:value="0.026358" calcext:value-type="float">
            <text:p>0.026358</text:p>
          </table:table-cell>
          <table:table-cell office:value-type="float" office:value="0.278247" calcext:value-type="float">
            <text:p>0.278247</text:p>
          </table:table-cell>
          <table:table-cell office:value-type="float" office:value="0.164915" calcext:value-type="float">
            <text:p>0.164915</text:p>
          </table:table-cell>
          <table:table-cell office:value-type="float" office:value="0.077764" calcext:value-type="float">
            <text:p>0.077764</text:p>
          </table:table-cell>
          <table:table-cell office:value-type="float" office:value="0.424223" calcext:value-type="float">
            <text:p>0.424223</text:p>
          </table:table-cell>
          <table:table-cell office:value-type="float" office:value="0.288067" calcext:value-type="float">
            <text:p>0.288067</text:p>
          </table:table-cell>
          <table:table-cell office:value-type="float" office:value="0.160346" calcext:value-type="float">
            <text:p>0.160346</text:p>
          </table:table-cell>
        </table:table-row>
        <table:table-row table:style-name="ro1">
          <table:table-cell office:value-type="float" office:value="0.284804" calcext:value-type="float">
            <text:p>0.284804</text:p>
          </table:table-cell>
          <table:table-cell office:value-type="float" office:value="0.104854" calcext:value-type="float">
            <text:p>0.104854</text:p>
          </table:table-cell>
          <table:table-cell office:value-type="float" office:value="0.05891" calcext:value-type="float">
            <text:p>0.05891</text:p>
          </table:table-cell>
          <table:table-cell office:value-type="float" office:value="0.025107" calcext:value-type="float">
            <text:p>0.025107</text:p>
          </table:table-cell>
          <table:table-cell office:value-type="float" office:value="0.271151" calcext:value-type="float">
            <text:p>0.271151</text:p>
          </table:table-cell>
          <table:table-cell office:value-type="float" office:value="0.160379" calcext:value-type="float">
            <text:p>0.160379</text:p>
          </table:table-cell>
          <table:table-cell office:value-type="float" office:value="0.075573" calcext:value-type="float">
            <text:p>0.075573</text:p>
          </table:table-cell>
          <table:table-cell office:value-type="float" office:value="0.416139" calcext:value-type="float">
            <text:p>0.416139</text:p>
          </table:table-cell>
          <table:table-cell office:value-type="float" office:value="0.281848" calcext:value-type="float">
            <text:p>0.281848</text:p>
          </table:table-cell>
          <table:table-cell office:value-type="float" office:value="0.156536" calcext:value-type="float">
            <text:p>0.156536</text:p>
          </table:table-cell>
        </table:table-row>
        <table:table-row table:style-name="ro1">
          <table:table-cell office:value-type="float" office:value="0.305386" calcext:value-type="float">
            <text:p>0.305386</text:p>
          </table:table-cell>
          <table:table-cell office:value-type="float" office:value="0.099072" calcext:value-type="float">
            <text:p>0.099072</text:p>
          </table:table-cell>
          <table:table-cell office:value-type="float" office:value="0.055635" calcext:value-type="float">
            <text:p>0.055635</text:p>
          </table:table-cell>
          <table:table-cell office:value-type="float" office:value="0.023742" calcext:value-type="float">
            <text:p>0.023742</text:p>
          </table:table-cell>
          <table:table-cell office:value-type="float" office:value="0.263046" calcext:value-type="float">
            <text:p>0.263046</text:p>
          </table:table-cell>
          <table:table-cell office:value-type="float" office:value="0.155246" calcext:value-type="float">
            <text:p>0.155246</text:p>
          </table:table-cell>
          <table:table-cell office:value-type="float" office:value="0.073095" calcext:value-type="float">
            <text:p>0.073095</text:p>
          </table:table-cell>
          <table:table-cell office:value-type="float" office:value="0.406593" calcext:value-type="float">
            <text:p>0.406593</text:p>
          </table:table-cell>
          <table:table-cell office:value-type="float" office:value="0.27461" calcext:value-type="float">
            <text:p>0.27461</text:p>
          </table:table-cell>
          <table:table-cell office:value-type="float" office:value="0.152141" calcext:value-type="float">
            <text:p>0.152141</text:p>
          </table:table-cell>
        </table:table-row>
        <table:table-row table:style-name="ro1">
          <table:table-cell office:value-type="float" office:value="0.327455" calcext:value-type="float">
            <text:p>0.327455</text:p>
          </table:table-cell>
          <table:table-cell office:value-type="float" office:value="0.093114" calcext:value-type="float">
            <text:p>0.093114</text:p>
          </table:table-cell>
          <table:table-cell office:value-type="float" office:value="0.052262" calcext:value-type="float">
            <text:p>0.052262</text:p>
          </table:table-cell>
          <table:table-cell office:value-type="float" office:value="0.022332" calcext:value-type="float">
            <text:p>0.022332</text:p>
          </table:table-cell>
          <table:table-cell office:value-type="float" office:value="0.254486" calcext:value-type="float">
            <text:p>0.254486</text:p>
          </table:table-cell>
          <table:table-cell office:value-type="float" office:value="0.149848" calcext:value-type="float">
            <text:p>0.149848</text:p>
          </table:table-cell>
          <table:table-cell office:value-type="float" office:value="0.070486" calcext:value-type="float">
            <text:p>0.070486</text:p>
          </table:table-cell>
          <table:table-cell office:value-type="float" office:value="0.396407" calcext:value-type="float">
            <text:p>0.396407</text:p>
          </table:table-cell>
          <table:table-cell office:value-type="float" office:value="0.266918" calcext:value-type="float">
            <text:p>0.266918</text:p>
          </table:table-cell>
          <table:table-cell office:value-type="float" office:value="0.14747" calcext:value-type="float">
            <text:p>0.14747</text:p>
          </table:table-cell>
        </table:table-row>
        <table:table-row table:style-name="ro1">
          <table:table-cell office:value-type="float" office:value="0.351119" calcext:value-type="float">
            <text:p>0.351119</text:p>
          </table:table-cell>
          <table:table-cell office:value-type="float" office:value="0.087038" calcext:value-type="float">
            <text:p>0.087038</text:p>
          </table:table-cell>
          <table:table-cell office:value-type="float" office:value="0.048829" calcext:value-type="float">
            <text:p>0.048829</text:p>
          </table:table-cell>
          <table:table-cell office:value-type="float" office:value="0.020892" calcext:value-type="float">
            <text:p>0.020892</text:p>
          </table:table-cell>
          <table:table-cell office:value-type="float" office:value="0.245336" calcext:value-type="float">
            <text:p>0.245336</text:p>
          </table:table-cell>
          <table:table-cell office:value-type="float" office:value="0.144123" calcext:value-type="float">
            <text:p>0.144123</text:p>
          </table:table-cell>
          <table:table-cell office:value-type="float" office:value="0.067727" calcext:value-type="float">
            <text:p>0.067727</text:p>
          </table:table-cell>
          <table:table-cell office:value-type="float" office:value="0.385266" calcext:value-type="float">
            <text:p>0.385266</text:p>
          </table:table-cell>
          <table:table-cell office:value-type="float" office:value="0.258598" calcext:value-type="float">
            <text:p>0.258598</text:p>
          </table:table-cell>
          <table:table-cell office:value-type="float" office:value="0.142458" calcext:value-type="float">
            <text:p>0.142458</text:p>
          </table:table-cell>
        </table:table-row>
        <table:table-row table:style-name="ro1">
          <table:table-cell office:value-type="float" office:value="0.376494" calcext:value-type="float">
            <text:p>0.376494</text:p>
          </table:table-cell>
          <table:table-cell office:value-type="float" office:value="0.080897" calcext:value-type="float">
            <text:p>0.080897</text:p>
          </table:table-cell>
          <table:table-cell office:value-type="float" office:value="0.04536" calcext:value-type="float">
            <text:p>0.04536</text:p>
          </table:table-cell>
          <table:table-cell office:value-type="float" office:value="0.019431" calcext:value-type="float">
            <text:p>0.019431</text:p>
          </table:table-cell>
          <table:table-cell office:value-type="float" office:value="0.235626" calcext:value-type="float">
            <text:p>0.235626</text:p>
          </table:table-cell>
          <table:table-cell office:value-type="float" office:value="0.138085" calcext:value-type="float">
            <text:p>0.138085</text:p>
          </table:table-cell>
          <table:table-cell office:value-type="float" office:value="0.064822" calcext:value-type="float">
            <text:p>0.064822</text:p>
          </table:table-cell>
          <table:table-cell office:value-type="float" office:value="0.373264" calcext:value-type="float">
            <text:p>0.373264</text:p>
          </table:table-cell>
          <table:table-cell office:value-type="float" office:value="0.24971" calcext:value-type="float">
            <text:p>0.24971</text:p>
          </table:table-cell>
          <table:table-cell office:value-type="float" office:value="0.137136" calcext:value-type="float">
            <text:p>0.137136</text:p>
          </table:table-cell>
        </table:table-row>
        <table:table-row table:style-name="ro1">
          <table:table-cell office:value-type="float" office:value="0.403702" calcext:value-type="float">
            <text:p>0.403702</text:p>
          </table:table-cell>
          <table:table-cell office:value-type="float" office:value="0.074873" calcext:value-type="float">
            <text:p>0.074873</text:p>
          </table:table-cell>
          <table:table-cell office:value-type="float" office:value="0.041961" calcext:value-type="float">
            <text:p>0.041961</text:p>
          </table:table-cell>
          <table:table-cell office:value-type="float" office:value="0.017996" calcext:value-type="float">
            <text:p>0.017996</text:p>
          </table:table-cell>
          <table:table-cell office:value-type="float" office:value="0.22562" calcext:value-type="float">
            <text:p>0.22562</text:p>
          </table:table-cell>
          <table:table-cell office:value-type="float" office:value="0.131914" calcext:value-type="float">
            <text:p>0.131914</text:p>
          </table:table-cell>
          <table:table-cell office:value-type="float" office:value="0.061867" calcext:value-type="float">
            <text:p>0.061867</text:p>
          </table:table-cell>
          <table:table-cell office:value-type="float" office:value="0.360672" calcext:value-type="float">
            <text:p>0.360672</text:p>
          </table:table-cell>
          <table:table-cell office:value-type="float" office:value="0.240493" calcext:value-type="float">
            <text:p>0.240493</text:p>
          </table:table-cell>
          <table:table-cell office:value-type="float" office:value="0.131678" calcext:value-type="float">
            <text:p>0.131678</text:p>
          </table:table-cell>
        </table:table-row>
        <table:table-row table:style-name="ro1">
          <table:table-cell office:value-type="float" office:value="0.432876" calcext:value-type="float">
            <text:p>0.432876</text:p>
          </table:table-cell>
          <table:table-cell office:value-type="float" office:value="0.069001" calcext:value-type="float">
            <text:p>0.069001</text:p>
          </table:table-cell>
          <table:table-cell office:value-type="float" office:value="0.03865" calcext:value-type="float">
            <text:p>0.03865</text:p>
          </table:table-cell>
          <table:table-cell office:value-type="float" office:value="0.016593" calcext:value-type="float">
            <text:p>0.016593</text:p>
          </table:table-cell>
          <table:table-cell office:value-type="float" office:value="0.215428" calcext:value-type="float">
            <text:p>0.215428</text:p>
          </table:table-cell>
          <table:table-cell office:value-type="float" office:value="0.125662" calcext:value-type="float">
            <text:p>0.125662</text:p>
          </table:table-cell>
          <table:table-cell office:value-type="float" office:value="0.05888" calcext:value-type="float">
            <text:p>0.05888</text:p>
          </table:table-cell>
          <table:table-cell office:value-type="float" office:value="0.347777" calcext:value-type="float">
            <text:p>0.347777</text:p>
          </table:table-cell>
          <table:table-cell office:value-type="float" office:value="0.231118" calcext:value-type="float">
            <text:p>0.231118</text:p>
          </table:table-cell>
          <table:table-cell office:value-type="float" office:value="0.126159" calcext:value-type="float">
            <text:p>0.126159</text:p>
          </table:table-cell>
        </table:table-row>
        <table:table-row table:style-name="ro1">
          <table:table-cell office:value-type="float" office:value="0.464159" calcext:value-type="float">
            <text:p>0.464159</text:p>
          </table:table-cell>
          <table:table-cell office:value-type="float" office:value="0.063317" calcext:value-type="float">
            <text:p>0.063317</text:p>
          </table:table-cell>
          <table:table-cell office:value-type="float" office:value="0.035448" calcext:value-type="float">
            <text:p>0.035448</text:p>
          </table:table-cell>
          <table:table-cell office:value-type="float" office:value="0.015233" calcext:value-type="float">
            <text:p>0.015233</text:p>
          </table:table-cell>
          <table:table-cell office:value-type="float" office:value="0.205008" calcext:value-type="float">
            <text:p>0.205008</text:p>
          </table:table-cell>
          <table:table-cell office:value-type="float" office:value="0.11932" calcext:value-type="float">
            <text:p>0.11932</text:p>
          </table:table-cell>
          <table:table-cell office:value-type="float" office:value="0.055862" calcext:value-type="float">
            <text:p>0.055862</text:p>
          </table:table-cell>
          <table:table-cell office:value-type="float" office:value="0.334337" calcext:value-type="float">
            <text:p>0.334337</text:p>
          </table:table-cell>
          <table:table-cell office:value-type="float" office:value="0.221467" calcext:value-type="float">
            <text:p>0.221467</text:p>
          </table:table-cell>
          <table:table-cell office:value-type="float" office:value="0.120542" calcext:value-type="float">
            <text:p>0.120542</text:p>
          </table:table-cell>
        </table:table-row>
        <table:table-row table:style-name="ro1">
          <table:table-cell office:value-type="float" office:value="0.497702" calcext:value-type="float">
            <text:p>0.497702</text:p>
          </table:table-cell>
          <table:table-cell office:value-type="float" office:value="0.057875" calcext:value-type="float">
            <text:p>0.057875</text:p>
          </table:table-cell>
          <table:table-cell office:value-type="float" office:value="0.032389" calcext:value-type="float">
            <text:p>0.032389</text:p>
          </table:table-cell>
          <table:table-cell office:value-type="float" office:value="0.013934" calcext:value-type="float">
            <text:p>0.013934</text:p>
          </table:table-cell>
          <table:table-cell office:value-type="float" office:value="0.194347" calcext:value-type="float">
            <text:p>0.194347</text:p>
          </table:table-cell>
          <table:table-cell office:value-type="float" office:value="0.112887" calcext:value-type="float">
            <text:p>0.112887</text:p>
          </table:table-cell>
          <table:table-cell office:value-type="float" office:value="0.052815" calcext:value-type="float">
            <text:p>0.052815</text:p>
          </table:table-cell>
          <table:table-cell office:value-type="float" office:value="0.320239" calcext:value-type="float">
            <text:p>0.320239</text:p>
          </table:table-cell>
          <table:table-cell office:value-type="float" office:value="0.211498" calcext:value-type="float">
            <text:p>0.211498</text:p>
          </table:table-cell>
          <table:table-cell office:value-type="float" office:value="0.11482" calcext:value-type="float">
            <text:p>0.11482</text:p>
          </table:table-cell>
        </table:table-row>
        <table:table-row table:style-name="ro1">
          <table:table-cell office:value-type="float" office:value="0.53367" calcext:value-type="float">
            <text:p>0.53367</text:p>
          </table:table-cell>
          <table:table-cell office:value-type="float" office:value="0.052737" calcext:value-type="float">
            <text:p>0.052737</text:p>
          </table:table-cell>
          <table:table-cell office:value-type="float" office:value="0.029507" calcext:value-type="float">
            <text:p>0.029507</text:p>
          </table:table-cell>
          <table:table-cell office:value-type="float" office:value="0.012708" calcext:value-type="float">
            <text:p>0.012708</text:p>
          </table:table-cell>
          <table:table-cell office:value-type="float" office:value="0.183597" calcext:value-type="float">
            <text:p>0.183597</text:p>
          </table:table-cell>
          <table:table-cell office:value-type="float" office:value="0.106457" calcext:value-type="float">
            <text:p>0.106457</text:p>
          </table:table-cell>
          <table:table-cell office:value-type="float" office:value="0.049782" calcext:value-type="float">
            <text:p>0.049782</text:p>
          </table:table-cell>
          <table:table-cell office:value-type="float" office:value="0.305755" calcext:value-type="float">
            <text:p>0.305755</text:p>
          </table:table-cell>
          <table:table-cell office:value-type="float" office:value="0.201402" calcext:value-type="float">
            <text:p>0.201402</text:p>
          </table:table-cell>
          <table:table-cell office:value-type="float" office:value="0.109102" calcext:value-type="float">
            <text:p>0.109102</text:p>
          </table:table-cell>
        </table:table-row>
        <table:table-row table:style-name="ro1">
          <table:table-cell office:value-type="float" office:value="0.572237" calcext:value-type="float">
            <text:p>0.572237</text:p>
          </table:table-cell>
          <table:table-cell office:value-type="float" office:value="0.047851" calcext:value-type="float">
            <text:p>0.047851</text:p>
          </table:table-cell>
          <table:table-cell office:value-type="float" office:value="0.026768" calcext:value-type="float">
            <text:p>0.026768</text:p>
          </table:table-cell>
          <table:table-cell office:value-type="float" office:value="0.011541" calcext:value-type="float">
            <text:p>0.011541</text:p>
          </table:table-cell>
          <table:table-cell office:value-type="float" office:value="0.172786" calcext:value-type="float">
            <text:p>0.172786</text:p>
          </table:table-cell>
          <table:table-cell office:value-type="float" office:value="0.100026" calcext:value-type="float">
            <text:p>0.100026</text:p>
          </table:table-cell>
          <table:table-cell office:value-type="float" office:value="0.046755" calcext:value-type="float">
            <text:p>0.046755</text:p>
          </table:table-cell>
          <table:table-cell office:value-type="float" office:value="0.290985" calcext:value-type="float">
            <text:p>0.290985</text:p>
          </table:table-cell>
          <table:table-cell office:value-type="float" office:value="0.191203" calcext:value-type="float">
            <text:p>0.191203</text:p>
          </table:table-cell>
          <table:table-cell office:value-type="float" office:value="0.103373" calcext:value-type="float">
            <text:p>0.103373</text:p>
          </table:table-cell>
        </table:table-row>
        <table:table-row table:style-name="ro1">
          <table:table-cell office:value-type="float" office:value="0.613591" calcext:value-type="float">
            <text:p>0.613591</text:p>
          </table:table-cell>
          <table:table-cell office:value-type="float" office:value="0.043236" calcext:value-type="float">
            <text:p>0.043236</text:p>
          </table:table-cell>
          <table:table-cell office:value-type="float" office:value="0.024183" calcext:value-type="float">
            <text:p>0.024183</text:p>
          </table:table-cell>
          <table:table-cell office:value-type="float" office:value="0.010439" calcext:value-type="float">
            <text:p>0.010439</text:p>
          </table:table-cell>
          <table:table-cell office:value-type="float" office:value="0.161938" calcext:value-type="float">
            <text:p>0.161938</text:p>
          </table:table-cell>
          <table:table-cell office:value-type="float" office:value="0.09361" calcext:value-type="float">
            <text:p>0.09361</text:p>
          </table:table-cell>
          <table:table-cell office:value-type="float" office:value="0.043744" calcext:value-type="float">
            <text:p>0.043744</text:p>
          </table:table-cell>
          <table:table-cell office:value-type="float" office:value="0.275937" calcext:value-type="float">
            <text:p>0.275937</text:p>
          </table:table-cell>
          <table:table-cell office:value-type="float" office:value="0.180917" calcext:value-type="float">
            <text:p>0.180917</text:p>
          </table:table-cell>
          <table:table-cell office:value-type="float" office:value="0.097648" calcext:value-type="float">
            <text:p>0.097648</text:p>
          </table:table-cell>
        </table:table-row>
        <table:table-row table:style-name="ro1">
          <table:table-cell office:value-type="float" office:value="0.657933" calcext:value-type="float">
            <text:p>0.657933</text:p>
          </table:table-cell>
          <table:table-cell office:value-type="float" office:value="0.038885" calcext:value-type="float">
            <text:p>0.038885</text:p>
          </table:table-cell>
          <table:table-cell office:value-type="float" office:value="0.021749" calcext:value-type="float">
            <text:p>0.021749</text:p>
          </table:table-cell>
          <table:table-cell office:value-type="float" office:value="0.009399" calcext:value-type="float">
            <text:p>0.009399</text:p>
          </table:table-cell>
          <table:table-cell office:value-type="float" office:value="0.151048" calcext:value-type="float">
            <text:p>0.151048</text:p>
          </table:table-cell>
          <table:table-cell office:value-type="float" office:value="0.087208" calcext:value-type="float">
            <text:p>0.087208</text:p>
          </table:table-cell>
          <table:table-cell office:value-type="float" office:value="0.040748" calcext:value-type="float">
            <text:p>0.040748</text:p>
          </table:table-cell>
          <table:table-cell office:value-type="float" office:value="0.260564" calcext:value-type="float">
            <text:p>0.260564</text:p>
          </table:table-cell>
          <table:table-cell office:value-type="float" office:value="0.170512" calcext:value-type="float">
            <text:p>0.170512</text:p>
          </table:table-cell>
          <table:table-cell office:value-type="float" office:value="0.091909" calcext:value-type="float">
            <text:p>0.091909</text:p>
          </table:table-cell>
        </table:table-row>
        <table:table-row table:style-name="ro1">
          <table:table-cell office:value-type="float" office:value="0.70548" calcext:value-type="float">
            <text:p>0.70548</text:p>
          </table:table-cell>
          <table:table-cell office:value-type="float" office:value="0.034828" calcext:value-type="float">
            <text:p>0.034828</text:p>
          </table:table-cell>
          <table:table-cell office:value-type="float" office:value="0.019481" calcext:value-type="float">
            <text:p>0.019481</text:p>
          </table:table-cell>
          <table:table-cell office:value-type="float" office:value="0.008429" calcext:value-type="float">
            <text:p>0.008429</text:p>
          </table:table-cell>
          <table:table-cell office:value-type="float" office:value="0.140222" calcext:value-type="float">
            <text:p>0.140222</text:p>
          </table:table-cell>
          <table:table-cell office:value-type="float" office:value="0.080878" calcext:value-type="float">
            <text:p>0.080878</text:p>
          </table:table-cell>
          <table:table-cell office:value-type="float" office:value="0.037794" calcext:value-type="float">
            <text:p>0.037794</text:p>
          </table:table-cell>
          <table:table-cell office:value-type="float" office:value="0.24504" calcext:value-type="float">
            <text:p>0.24504</text:p>
          </table:table-cell>
          <table:table-cell office:value-type="float" office:value="0.160098" calcext:value-type="float">
            <text:p>0.160098</text:p>
          </table:table-cell>
          <table:table-cell office:value-type="float" office:value="0.086209" calcext:value-type="float">
            <text:p>0.086209</text:p>
          </table:table-cell>
        </table:table-row>
        <table:table-row table:style-name="ro1">
          <table:table-cell office:value-type="float" office:value="0.756463" calcext:value-type="float">
            <text:p>0.756463</text:p>
          </table:table-cell>
          <table:table-cell office:value-type="float" office:value="0.03107" calcext:value-type="float">
            <text:p>0.03107</text:p>
          </table:table-cell>
          <table:table-cell office:value-type="float" office:value="0.017381" calcext:value-type="float">
            <text:p>0.017381</text:p>
          </table:table-cell>
          <table:table-cell office:value-type="float" office:value="0.00753" calcext:value-type="float">
            <text:p>0.00753</text:p>
          </table:table-cell>
          <table:table-cell office:value-type="float" office:value="0.129661" calcext:value-type="float">
            <text:p>0.129661</text:p>
          </table:table-cell>
          <table:table-cell office:value-type="float" office:value="0.074728" calcext:value-type="float">
            <text:p>0.074728</text:p>
          </table:table-cell>
          <table:table-cell office:value-type="float" office:value="0.034929" calcext:value-type="float">
            <text:p>0.034929</text:p>
          </table:table-cell>
          <table:table-cell office:value-type="float" office:value="0.229641" calcext:value-type="float">
            <text:p>0.229641</text:p>
          </table:table-cell>
          <table:table-cell office:value-type="float" office:value="0.149838" calcext:value-type="float">
            <text:p>0.149838</text:p>
          </table:table-cell>
          <table:table-cell office:value-type="float" office:value="0.080628" calcext:value-type="float">
            <text:p>0.080628</text:p>
          </table:table-cell>
        </table:table-row>
        <table:table-row table:style-name="ro1">
          <table:table-cell office:value-type="float" office:value="0.811131" calcext:value-type="float">
            <text:p>0.811131</text:p>
          </table:table-cell>
          <table:table-cell office:value-type="float" office:value="0.027652" calcext:value-type="float">
            <text:p>0.027652</text:p>
          </table:table-cell>
          <table:table-cell office:value-type="float" office:value="0.015472" calcext:value-type="float">
            <text:p>0.015472</text:p>
          </table:table-cell>
          <table:table-cell office:value-type="float" office:value="0.006711" calcext:value-type="float">
            <text:p>0.006711</text:p>
          </table:table-cell>
          <table:table-cell office:value-type="float" office:value="0.119579" calcext:value-type="float">
            <text:p>0.119579</text:p>
          </table:table-cell>
          <table:table-cell office:value-type="float" office:value="0.068877" calcext:value-type="float">
            <text:p>0.068877</text:p>
          </table:table-cell>
          <table:table-cell office:value-type="float" office:value="0.032209" calcext:value-type="float">
            <text:p>0.032209</text:p>
          </table:table-cell>
          <table:table-cell office:value-type="float" office:value="0.214745" calcext:value-type="float">
            <text:p>0.214745</text:p>
          </table:table-cell>
          <table:table-cell office:value-type="float" office:value="0.139967" calcext:value-type="float">
            <text:p>0.139967</text:p>
          </table:table-cell>
          <table:table-cell office:value-type="float" office:value="0.075285" calcext:value-type="float">
            <text:p>0.075285</text:p>
          </table:table-cell>
        </table:table-row>
        <table:table-row table:style-name="ro1">
          <table:table-cell office:value-type="float" office:value="0.869749" calcext:value-type="float">
            <text:p>0.869749</text:p>
          </table:table-cell>
          <table:table-cell office:value-type="float" office:value="0.02455" calcext:value-type="float">
            <text:p>0.02455</text:p>
          </table:table-cell>
          <table:table-cell office:value-type="float" office:value="0.013739" calcext:value-type="float">
            <text:p>0.013739</text:p>
          </table:table-cell>
          <table:table-cell office:value-type="float" office:value="0.005967" calcext:value-type="float">
            <text:p>0.005967</text:p>
          </table:table-cell>
          <table:table-cell office:value-type="float" office:value="0.109984" calcext:value-type="float">
            <text:p>0.109984</text:p>
          </table:table-cell>
          <table:table-cell office:value-type="float" office:value="0.063324" calcext:value-type="float">
            <text:p>0.063324</text:p>
          </table:table-cell>
          <table:table-cell office:value-type="float" office:value="0.029629" calcext:value-type="float">
            <text:p>0.029629</text:p>
          </table:table-cell>
          <table:table-cell office:value-type="float" office:value="0.200361" calcext:value-type="float">
            <text:p>0.200361</text:p>
          </table:table-cell>
          <table:table-cell office:value-type="float" office:value="0.13048" calcext:value-type="float">
            <text:p>0.13048</text:p>
          </table:table-cell>
          <table:table-cell office:value-type="float" office:value="0.07017" calcext:value-type="float">
            <text:p>0.07017</text:p>
          </table:table-cell>
        </table:table-row>
        <table:table-row table:style-name="ro1">
          <table:table-cell office:value-type="float" office:value="0.932603" calcext:value-type="float">
            <text:p>0.932603</text:p>
          </table:table-cell>
          <table:table-cell office:value-type="float" office:value="0.021721" calcext:value-type="float">
            <text:p>0.021721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05288" calcext:value-type="float">
            <text:p>0.005288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58024" calcext:value-type="float">
            <text:p>0.058024</text:p>
          </table:table-cell>
          <table:table-cell office:value-type="float" office:value="0.02717" calcext:value-type="float">
            <text:p>0.02717</text:p>
          </table:table-cell>
          <table:table-cell office:value-type="float" office:value="0.186364" calcext:value-type="float">
            <text:p>0.186364</text:p>
          </table:table-cell>
          <table:table-cell office:value-type="float" office:value="0.121291" calcext:value-type="float">
            <text:p>0.121291</text:p>
          </table:table-cell>
          <table:table-cell office:value-type="float" office:value="0.065238" calcext:value-type="float">
            <text:p>0.065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159" calcext:value-type="float">
            <text:p>0.019159</text:p>
          </table:table-cell>
          <table:table-cell office:value-type="float" office:value="0.01073" calcext:value-type="float">
            <text:p>0.01073</text:p>
          </table:table-cell>
          <table:table-cell office:value-type="float" office:value="0.004673" calcext:value-type="float">
            <text:p>0.004673</text:p>
          </table:table-cell>
          <table:table-cell office:value-type="float" office:value="0.092066" calcext:value-type="float">
            <text:p>0.092066</text:p>
          </table:table-cell>
          <table:table-cell office:value-type="float" office:value="0.052996" calcext:value-type="float">
            <text:p>0.052996</text:p>
          </table:table-cell>
          <table:table-cell office:value-type="float" office:value="0.024842" calcext:value-type="float">
            <text:p>0.024842</text:p>
          </table:table-cell>
          <table:table-cell office:value-type="float" office:value="0.172822" calcext:value-type="float">
            <text:p>0.172822</text:p>
          </table:table-cell>
          <table:table-cell office:value-type="float" office:value="0.112445" calcext:value-type="float">
            <text:p>0.112445</text:p>
          </table:table-cell>
          <table:table-cell office:value-type="float" office:value="0.060512" calcext:value-type="float">
            <text:p>0.060512</text:p>
          </table:table-cell>
        </table:table-row>
        <table:table-row table:style-name="ro1">
          <table:table-cell office:value-type="float" office:value="1.072267" calcext:value-type="float">
            <text:p>1.072267</text:p>
          </table:table-cell>
          <table:table-cell office:value-type="float" office:value="0.016906" calcext:value-type="float">
            <text:p>0.016906</text:p>
          </table:table-cell>
          <table:table-cell office:value-type="float" office:value="0.009473" calcext:value-type="float">
            <text:p>0.009473</text:p>
          </table:table-cell>
          <table:table-cell office:value-type="float" office:value="0.004132" calcext:value-type="float">
            <text:p>0.004132</text:p>
          </table:table-cell>
          <table:table-cell office:value-type="float" office:value="0.084037" calcext:value-type="float">
            <text:p>0.084037</text:p>
          </table:table-cell>
          <table:table-cell office:value-type="float" office:value="0.048389" calcext:value-type="float">
            <text:p>0.048389</text:p>
          </table:table-cell>
          <table:table-cell office:value-type="float" office:value="0.022713" calcext:value-type="float">
            <text:p>0.022713</text:p>
          </table:table-cell>
          <table:table-cell office:value-type="float" office:value="0.16023" calcext:value-type="float">
            <text:p>0.16023</text:p>
          </table:table-cell>
          <table:table-cell office:value-type="float" office:value="0.104266" calcext:value-type="float">
            <text:p>0.104266</text:p>
          </table:table-cell>
          <table:table-cell office:value-type="float" office:value="0.056171" calcext:value-type="float">
            <text:p>0.056171</text:p>
          </table:table-cell>
        </table:table-row>
        <table:table-row table:style-name="ro1">
          <table:table-cell office:value-type="float" office:value="1.149757" calcext:value-type="float">
            <text:p>1.149757</text:p>
          </table:table-cell>
          <table:table-cell office:value-type="float" office:value="0.014887" calcext:value-type="float">
            <text:p>0.014887</text:p>
          </table:table-cell>
          <table:table-cell office:value-type="float" office:value="0.008346" calcext:value-type="float">
            <text:p>0.008346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076569" calcext:value-type="float">
            <text:p>0.076569</text:p>
          </table:table-cell>
          <table:table-cell office:value-type="float" office:value="0.044108" calcext:value-type="float">
            <text:p>0.044108</text:p>
          </table:table-cell>
          <table:table-cell office:value-type="float" office:value="0.020735" calcext:value-type="float">
            <text:p>0.020735</text:p>
          </table:table-cell>
          <table:table-cell office:value-type="float" office:value="0.148429" calcext:value-type="float">
            <text:p>0.148429</text:p>
          </table:table-cell>
          <table:table-cell office:value-type="float" office:value="0.096614" calcext:value-type="float">
            <text:p>0.096614</text:p>
          </table:table-cell>
          <table:table-cell office:value-type="float" office:value="0.052115" calcext:value-type="float">
            <text:p>0.052115</text:p>
          </table:table-cell>
        </table:table-row>
        <table:table-row table:style-name="ro1">
          <table:table-cell office:value-type="float" office:value="1.232847" calcext:value-type="float">
            <text:p>1.232847</text:p>
          </table:table-cell>
          <table:table-cell office:value-type="float" office:value="0.013083" calcext:value-type="float">
            <text:p>0.013083</text:p>
          </table:table-cell>
          <table:table-cell office:value-type="float" office:value="0.007339" calcext:value-type="float">
            <text:p>0.007339</text:p>
          </table:table-cell>
          <table:table-cell office:value-type="float" office:value="0.003211" calcext:value-type="float">
            <text:p>0.003211</text:p>
          </table:table-cell>
          <table:table-cell office:value-type="float" office:value="0.06962" calcext:value-type="float">
            <text:p>0.06962</text:p>
          </table:table-cell>
          <table:table-cell office:value-type="float" office:value="0.040127" calcext:value-type="float">
            <text:p>0.040127</text:p>
          </table:table-cell>
          <table:table-cell office:value-type="float" office:value="0.018894" calcext:value-type="float">
            <text:p>0.018894</text:p>
          </table:table-cell>
          <table:table-cell office:value-type="float" office:value="0.137344" calcext:value-type="float">
            <text:p>0.137344</text:p>
          </table:table-cell>
          <table:table-cell office:value-type="float" office:value="0.089442" calcext:value-type="float">
            <text:p>0.089442</text:p>
          </table:table-cell>
          <table:table-cell office:value-type="float" office:value="0.048319" calcext:value-type="float">
            <text:p>0.048319</text:p>
          </table:table-cell>
        </table:table-row>
        <table:table-row table:style-name="ro1">
          <table:table-cell office:value-type="float" office:value="1.321941" calcext:value-type="float">
            <text:p>1.321941</text:p>
          </table:table-cell>
          <table:table-cell office:value-type="float" office:value="0.011485" calcext:value-type="float">
            <text:p>0.011485</text:p>
          </table:table-cell>
          <table:table-cell office:value-type="float" office:value="0.006447" calcext:value-type="float">
            <text:p>0.006447</text:p>
          </table:table-cell>
          <table:table-cell office:value-type="float" office:value="0.002825" calcext:value-type="float">
            <text:p>0.002825</text:p>
          </table:table-cell>
          <table:table-cell office:value-type="float" office:value="0.063204" calcext:value-type="float">
            <text:p>0.063204</text:p>
          </table:table-cell>
          <table:table-cell office:value-type="float" office:value="0.036453" calcext:value-type="float">
            <text:p>0.036453</text:p>
          </table:table-cell>
          <table:table-cell office:value-type="float" office:value="0.017193" calcext:value-type="float">
            <text:p>0.017193</text:p>
          </table:table-cell>
          <table:table-cell office:value-type="float" office:value="0.127037" calcext:value-type="float">
            <text:p>0.127037</text:p>
          </table:table-cell>
          <table:table-cell office:value-type="float" office:value="0.082783" calcext:value-type="float">
            <text:p>0.082783</text:p>
          </table:table-cell>
          <table:table-cell office:value-type="float" office:value="0.044796" calcext:value-type="float">
            <text:p>0.044796</text:p>
          </table:table-cell>
        </table:table-row>
        <table:table-row table:style-name="ro1">
          <table:table-cell office:value-type="float" office:value="1.417474" calcext:value-type="float">
            <text:p>1.417474</text:p>
          </table:table-cell>
          <table:table-cell office:value-type="float" office:value="0.01008" calcext:value-type="float">
            <text:p>0.01008</text:p>
          </table:table-cell>
          <table:table-cell office:value-type="float" office:value="0.005663" calcext:value-type="float">
            <text:p>0.005663</text:p>
          </table:table-cell>
          <table:table-cell office:value-type="float" office:value="0.002485" calcext:value-type="float">
            <text:p>0.002485</text:p>
          </table:table-cell>
          <table:table-cell office:value-type="float" office:value="0.057365" calcext:value-type="float">
            <text:p>0.057365</text:p>
          </table:table-cell>
          <table:table-cell office:value-type="float" office:value="0.033107" calcext:value-type="float">
            <text:p>0.033107</text:p>
          </table:table-cell>
          <table:table-cell office:value-type="float" office:value="0.01564" calcext:value-type="float">
            <text:p>0.01564</text:p>
          </table:table-cell>
          <table:table-cell office:value-type="float" office:value="0.117653" calcext:value-type="float">
            <text:p>0.117653</text:p>
          </table:table-cell>
          <table:table-cell office:value-type="float" office:value="0.07672" calcext:value-type="float">
            <text:p>0.07672</text:p>
          </table:table-cell>
          <table:table-cell office:value-type="float" office:value="0.041584" calcext:value-type="float">
            <text:p>0.041584</text:p>
          </table:table-cell>
        </table:table-row>
        <table:table-row table:style-name="ro1">
          <table:table-cell office:value-type="float" office:value="1.519911" calcext:value-type="float">
            <text:p>1.519911</text:p>
          </table:table-cell>
          <table:table-cell office:value-type="float" office:value="0.008853" calcext:value-type="float">
            <text:p>0.008853</text:p>
          </table:table-cell>
          <table:table-cell office:value-type="float" office:value="0.004976" calcext:value-type="float">
            <text:p>0.004976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.052066" calcext:value-type="float">
            <text:p>0.052066</text:p>
          </table:table-cell>
          <table:table-cell office:value-type="float" office:value="0.030067" calcext:value-type="float">
            <text:p>0.030067</text:p>
          </table:table-cell>
          <table:table-cell office:value-type="float" office:value="0.014224" calcext:value-type="float">
            <text:p>0.014224</text:p>
          </table:table-cell>
          <table:table-cell office:value-type="float" office:value="0.109146" calcext:value-type="float">
            <text:p>0.109146</text:p>
          </table:table-cell>
          <table:table-cell office:value-type="float" office:value="0.071222" calcext:value-type="float">
            <text:p>0.071222</text:p>
          </table:table-cell>
          <table:table-cell office:value-type="float" office:value="0.038665" calcext:value-type="float">
            <text:p>0.038665</text:p>
          </table:table-cell>
        </table:table-row>
        <table:table-row table:style-name="ro1">
          <table:table-cell office:value-type="float" office:value="1.629751" calcext:value-type="float">
            <text:p>1.629751</text:p>
          </table:table-cell>
          <table:table-cell office:value-type="float" office:value="0.007768" calcext:value-type="float">
            <text:p>0.007768</text:p>
          </table:table-cell>
          <table:table-cell office:value-type="float" office:value="0.004369" calcext:value-type="float">
            <text:p>0.004369</text:p>
          </table:table-cell>
          <table:table-cell office:value-type="float" office:value="0.001922" calcext:value-type="float">
            <text:p>0.001922</text:p>
          </table:table-cell>
          <table:table-cell office:value-type="float" office:value="0.047201" calcext:value-type="float">
            <text:p>0.047201</text:p>
          </table:table-cell>
          <table:table-cell office:value-type="float" office:value="0.027272" calcext:value-type="float">
            <text:p>0.027272</text:p>
          </table:table-cell>
          <table:table-cell office:value-type="float" office:value="0.012916" calcext:value-type="float">
            <text:p>0.012916</text:p>
          </table:table-cell>
          <table:table-cell office:value-type="float" office:value="0.101327" calcext:value-type="float">
            <text:p>0.101327</text:p>
          </table:table-cell>
          <table:table-cell office:value-type="float" office:value="0.066161" calcext:value-type="float">
            <text:p>0.066161</text:p>
          </table:table-cell>
          <table:table-cell office:value-type="float" office:value="0.035968" calcext:value-type="float">
            <text:p>0.035968</text:p>
          </table:table-cell>
        </table:table-row>
        <table:table-row table:style-name="ro1">
          <table:table-cell office:value-type="float" office:value="1.747528" calcext:value-type="float">
            <text:p>1.747528</text:p>
          </table:table-cell>
          <table:table-cell office:value-type="float" office:value="0.006799" calcext:value-type="float">
            <text:p>0.006799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0.001686" calcext:value-type="float">
            <text:p>0.001686</text:p>
          </table:table-cell>
          <table:table-cell office:value-type="float" office:value="0.042669" calcext:value-type="float">
            <text:p>0.042669</text:p>
          </table:table-cell>
          <table:table-cell office:value-type="float" office:value="0.024667" calcext:value-type="float">
            <text:p>0.024667</text:p>
          </table:table-cell>
          <table:table-cell office:value-type="float" office:value="0.011696" calcext:value-type="float">
            <text:p>0.011696</text:p>
          </table:table-cell>
          <table:table-cell office:value-type="float" office:value="0.093951" calcext:value-type="float">
            <text:p>0.093951</text:p>
          </table:table-cell>
          <table:table-cell office:value-type="float" office:value="0.061388" calcext:value-type="float">
            <text:p>0.061388</text:p>
          </table:table-cell>
          <table:table-cell office:value-type="float" office:value="0.033422" calcext:value-type="float">
            <text:p>0.033422</text:p>
          </table:table-cell>
        </table:table-row>
        <table:table-row table:style-name="ro1">
          <table:table-cell office:value-type="float" office:value="1.873817" calcext:value-type="float">
            <text:p>1.873817</text:p>
          </table:table-cell>
          <table:table-cell office:value-type="float" office:value="0.005937" calcext:value-type="float">
            <text:p>0.005937</text:p>
          </table:table-cell>
          <table:table-cell office:value-type="float" office:value="0.003344" calcext:value-type="float">
            <text:p>0.003344</text:p>
          </table:table-cell>
          <table:table-cell office:value-type="float" office:value="0.001476" calcext:value-type="float">
            <text:p>0.001476</text:p>
          </table:table-cell>
          <table:table-cell office:value-type="float" office:value="0.038467" calcext:value-type="float">
            <text:p>0.038467</text:p>
          </table:table-cell>
          <table:table-cell office:value-type="float" office:value="0.022253" calcext:value-type="float">
            <text:p>0.022253</text:p>
          </table:table-cell>
          <table:table-cell office:value-type="float" office:value="0.010565" calcext:value-type="float">
            <text:p>0.010565</text:p>
          </table:table-cell>
          <table:table-cell office:value-type="float" office:value="0.08702" calcext:value-type="float">
            <text:p>0.08702</text:p>
          </table:table-cell>
          <table:table-cell office:value-type="float" office:value="0.056907" calcext:value-type="float">
            <text:p>0.056907</text:p>
          </table:table-cell>
          <table:table-cell office:value-type="float" office:value="0.031031" calcext:value-type="float">
            <text:p>0.031031</text:p>
          </table:table-cell>
        </table:table-row>
        <table:table-row table:style-name="ro1">
          <table:table-cell office:value-type="float" office:value="2.009233" calcext:value-type="float">
            <text:p>2.009233</text:p>
          </table:table-cell>
          <table:table-cell office:value-type="float" office:value="0.005177" calcext:value-type="float">
            <text:p>0.005177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34624" calcext:value-type="float">
            <text:p>0.034624</text:p>
          </table:table-cell>
          <table:table-cell office:value-type="float" office:value="0.020045" calcext:value-type="float">
            <text:p>0.020045</text:p>
          </table:table-cell>
          <table:table-cell office:value-type="float" office:value="0.00953" calcext:value-type="float">
            <text:p>0.00953</text:p>
          </table:table-cell>
          <table:table-cell office:value-type="float" office:value="0.080579" calcext:value-type="float">
            <text:p>0.080579</text:p>
          </table:table-cell>
          <table:table-cell office:value-type="float" office:value="0.052744" calcext:value-type="float">
            <text:p>0.052744</text:p>
          </table:table-cell>
          <table:table-cell office:value-type="float" office:value="0.028812" calcext:value-type="float">
            <text:p>0.028812</text:p>
          </table:table-cell>
        </table:table-row>
        <table:table-row table:style-name="ro1">
          <table:table-cell office:value-type="float" office:value="2.154435" calcext:value-type="float">
            <text:p>2.154435</text:p>
          </table:table-cell>
          <table:table-cell office:value-type="float" office:value="0.004517" calcext:value-type="float">
            <text:p>0.004517</text:p>
          </table:table-cell>
          <table:table-cell office:value-type="float" office:value="0.002551" calcext:value-type="float">
            <text:p>0.002551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18077" calcext:value-type="float">
            <text:p>0.018077</text:p>
          </table:table-cell>
          <table:table-cell office:value-type="float" office:value="0.008607" calcext:value-type="float">
            <text:p>0.008607</text:p>
          </table:table-cell>
          <table:table-cell office:value-type="float" office:value="0.074625" calcext:value-type="float">
            <text:p>0.074625</text:p>
          </table:table-cell>
          <table:table-cell office:value-type="float" office:value="0.048893" calcext:value-type="float">
            <text:p>0.048893</text:p>
          </table:table-cell>
          <table:table-cell office:value-type="float" office:value="0.026757" calcext:value-type="float">
            <text:p>0.026757</text:p>
          </table:table-cell>
        </table:table-row>
        <table:table-row table:style-name="ro1">
          <table:table-cell office:value-type="float" office:value="2.31013" calcext:value-type="float">
            <text:p>2.31013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2227" calcext:value-type="float">
            <text:p>0.002227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.028138" calcext:value-type="float">
            <text:p>0.028138</text:p>
          </table:table-cell>
          <table:table-cell office:value-type="float" office:value="0.016314" calcext:value-type="float">
            <text:p>0.016314</text:p>
          </table:table-cell>
          <table:table-cell office:value-type="float" office:value="0.007778" calcext:value-type="float">
            <text:p>0.007778</text:p>
          </table:table-cell>
          <table:table-cell office:value-type="float" office:value="0.069101" calcext:value-type="float">
            <text:p>0.069101</text:p>
          </table:table-cell>
          <table:table-cell office:value-type="float" office:value="0.045312" calcext:value-type="float">
            <text:p>0.045312</text:p>
          </table:table-cell>
          <table:table-cell office:value-type="float" office:value="0.024839" calcext:value-type="float">
            <text:p>0.024839</text:p>
          </table:table-cell>
        </table:table-row>
        <table:table-row table:style-name="ro1">
          <table:table-cell office:value-type="float" office:value="2.477076" calcext:value-type="float">
            <text:p>2.477076</text:p>
          </table:table-cell>
          <table:table-cell office:value-type="float" office:value="0.003427" calcext:value-type="float">
            <text:p>0.003427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00864" calcext:value-type="float">
            <text:p>0.000864</text:p>
          </table:table-cell>
          <table:table-cell office:value-type="float" office:value="0.025345" calcext:value-type="float">
            <text:p>0.025345</text:p>
          </table:table-cell>
          <table:table-cell office:value-type="float" office:value="0.014703" calcext:value-type="float">
            <text:p>0.014703</text:p>
          </table:table-cell>
          <table:table-cell office:value-type="float" office:value="0.00702" calcext:value-type="float">
            <text:p>0.00702</text:p>
          </table:table-cell>
          <table:table-cell office:value-type="float" office:value="0.063902" calcext:value-type="float">
            <text:p>0.063902</text:p>
          </table:table-cell>
          <table:table-cell office:value-type="float" office:value="0.041935" calcext:value-type="float">
            <text:p>0.041935</text:p>
          </table:table-cell>
          <table:table-cell office:value-type="float" office:value="0.023024" calcext:value-type="float">
            <text:p>0.023024</text:p>
          </table:table-cell>
        </table:table-row>
        <table:table-row table:style-name="ro1">
          <table:table-cell office:value-type="float" office:value="2.656088" calcext:value-type="float">
            <text:p>2.656088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.001689" calcext:value-type="float">
            <text:p>0.001689</text:p>
          </table:table-cell>
          <table:table-cell office:value-type="float" office:value="0.000755" calcext:value-type="float">
            <text:p>0.000755</text:p>
          </table:table-cell>
          <table:table-cell office:value-type="float" office:value="0.022806" calcext:value-type="float">
            <text:p>0.022806</text:p>
          </table:table-cell>
          <table:table-cell office:value-type="float" office:value="0.013236" calcext:value-type="float">
            <text:p>0.013236</text:p>
          </table:table-cell>
          <table:table-cell office:value-type="float" office:value="0.006326" calcext:value-type="float">
            <text:p>0.006326</text:p>
          </table:table-cell>
          <table:table-cell office:value-type="float" office:value="0.059054" calcext:value-type="float">
            <text:p>0.059054</text:p>
          </table:table-cell>
          <table:table-cell office:value-type="float" office:value="0.038775" calcext:value-type="float">
            <text:p>0.038775</text:p>
          </table:table-cell>
          <table:table-cell office:value-type="float" office:value="0.021317" calcext:value-type="float">
            <text:p>0.021317</text:p>
          </table:table-cell>
        </table:table-row>
        <table:table-row table:style-name="ro1">
          <table:table-cell office:value-type="float" office:value="2.848036" calcext:value-type="float">
            <text:p>2.848036</text:p>
          </table:table-cell>
          <table:table-cell office:value-type="float" office:value="0.002576" calcext:value-type="float">
            <text:p>0.002576</text:p>
          </table:table-cell>
          <table:table-cell office:value-type="float" office:value="0.001462" calcext:value-type="float">
            <text:p>0.001462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020412" calcext:value-type="float">
            <text:p>0.020412</text:p>
          </table:table-cell>
          <table:table-cell office:value-type="float" office:value="0.011851" calcext:value-type="float">
            <text:p>0.011851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054375" calcext:value-type="float">
            <text:p>0.054375</text:p>
          </table:table-cell>
          <table:table-cell office:value-type="float" office:value="0.035719" calcext:value-type="float">
            <text:p>0.035719</text:p>
          </table:table-cell>
          <table:table-cell office:value-type="float" office:value="0.019658" calcext:value-type="float">
            <text:p>0.019658</text:p>
          </table:table-cell>
        </table:table-row>
        <table:table-row table:style-name="ro1">
          <table:table-cell office:value-type="float" office:value="3.053856" calcext:value-type="float">
            <text:p>3.053856</text:p>
          </table:table-cell>
          <table:table-cell office:value-type="float" office:value="0.002217" calcext:value-type="float">
            <text:p>0.002217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18177" calcext:value-type="float">
            <text:p>0.018177</text:p>
          </table:table-cell>
          <table:table-cell office:value-type="float" office:value="0.010556" calcext:value-type="float">
            <text:p>0.010556</text:p>
          </table:table-cell>
          <table:table-cell office:value-type="float" office:value="0.005055" calcext:value-type="float">
            <text:p>0.005055</text:p>
          </table:table-cell>
          <table:table-cell office:value-type="float" office:value="0.049926" calcext:value-type="float">
            <text:p>0.049926</text:p>
          </table:table-cell>
          <table:table-cell office:value-type="float" office:value="0.032806" calcext:value-type="float">
            <text:p>0.032806</text:p>
          </table:table-cell>
          <table:table-cell office:value-type="float" office:value="0.018069" calcext:value-type="float">
            <text:p>0.018069</text:p>
          </table:table-cell>
        </table:table-row>
        <table:table-row table:style-name="ro1">
          <table:table-cell office:value-type="float" office:value="3.274549" calcext:value-type="float">
            <text:p>3.274549</text:p>
          </table:table-cell>
          <table:table-cell office:value-type="float" office:value="0.001898" calcext:value-type="float">
            <text:p>0.001898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.016108" calcext:value-type="float">
            <text:p>0.016108</text:p>
          </table:table-cell>
          <table:table-cell office:value-type="float" office:value="0.009356" calcext:value-type="float">
            <text:p>0.009356</text:p>
          </table:table-cell>
          <table:table-cell office:value-type="float" office:value="0.004483" calcext:value-type="float">
            <text:p>0.004483</text:p>
          </table:table-cell>
          <table:table-cell office:value-type="float" office:value="0.045726" calcext:value-type="float">
            <text:p>0.045726</text:p>
          </table:table-cell>
          <table:table-cell office:value-type="float" office:value="0.030051" calcext:value-type="float">
            <text:p>0.030051</text:p>
          </table:table-cell>
          <table:table-cell office:value-type="float" office:value="0.01656" calcext:value-type="float">
            <text:p>0.01656</text:p>
          </table:table-cell>
        </table:table-row>
        <table:table-row table:style-name="ro1">
          <table:table-cell office:value-type="float" office:value="3.511192" calcext:value-type="float">
            <text:p>3.511192</text:p>
          </table:table-cell>
          <table:table-cell office:value-type="float" office:value="0.001616" calcext:value-type="float">
            <text:p>0.001616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14212" calcext:value-type="float">
            <text:p>0.014212</text:p>
          </table:table-cell>
          <table:table-cell office:value-type="float" office:value="0.008256" calcext:value-type="float">
            <text:p>0.008256</text:p>
          </table:table-cell>
          <table:table-cell office:value-type="float" office:value="0.003959" calcext:value-type="float">
            <text:p>0.003959</text:p>
          </table:table-cell>
          <table:table-cell office:value-type="float" office:value="0.04179" calcext:value-type="float">
            <text:p>0.04179</text:p>
          </table:table-cell>
          <table:table-cell office:value-type="float" office:value="0.027466" calcext:value-type="float">
            <text:p>0.027466</text:p>
          </table:table-cell>
          <table:table-cell office:value-type="float" office:value="0.015141" calcext:value-type="float">
            <text:p>0.015141</text:p>
          </table:table-cell>
        </table:table-row>
        <table:table-row table:style-name="ro1">
          <table:table-cell office:value-type="float" office:value="3.764936" calcext:value-type="float">
            <text:p>3.764936</text:p>
          </table:table-cell>
          <table:table-cell office:value-type="float" office:value="0.001371" calcext:value-type="float">
            <text:p>0.001371</text:p>
          </table:table-cell>
          <table:table-cell office:value-type="float" office:value="0.000782" calcext:value-type="float">
            <text:p>0.000782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0.012491" calcext:value-type="float">
            <text:p>0.012491</text:p>
          </table:table-cell>
          <table:table-cell office:value-type="float" office:value="0.007257" calcext:value-type="float">
            <text:p>0.007257</text:p>
          </table:table-cell>
          <table:table-cell office:value-type="float" office:value="0.003482" calcext:value-type="float">
            <text:p>0.003482</text:p>
          </table:table-cell>
          <table:table-cell office:value-type="float" office:value="0.038133" calcext:value-type="float">
            <text:p>0.038133</text:p>
          </table:table-cell>
          <table:table-cell office:value-type="float" office:value="0.025061" calcext:value-type="float">
            <text:p>0.025061</text:p>
          </table:table-cell>
          <table:table-cell office:value-type="float" office:value="0.013817" calcext:value-type="float">
            <text:p>0.013817</text:p>
          </table:table-cell>
        </table:table-row>
        <table:table-row table:style-name="ro1">
          <table:table-cell office:value-type="float" office:value="4.037017" calcext:value-type="float">
            <text:p>4.037017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06337" calcext:value-type="float">
            <text:p>0.006337</text:p>
          </table:table-cell>
          <table:table-cell office:value-type="float" office:value="0.003042" calcext:value-type="float">
            <text:p>0.003042</text:p>
          </table:table-cell>
          <table:table-cell office:value-type="float" office:value="0.034623" calcext:value-type="float">
            <text:p>0.034623</text:p>
          </table:table-cell>
          <table:table-cell office:value-type="float" office:value="0.022753" calcext:value-type="float">
            <text:p>0.022753</text:p>
          </table:table-cell>
          <table:table-cell office:value-type="float" office:value="0.012545" calcext:value-type="float">
            <text:p>0.012545</text:p>
          </table:table-cell>
        </table:table-row>
        <table:table-row table:style-name="ro1">
          <table:table-cell office:value-type="float" office:value="4.328761" calcext:value-type="float">
            <text:p>4.328761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0.000554" calcext:value-type="float">
            <text:p>0.000554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5499" calcext:value-type="float">
            <text:p>0.005499</text:p>
          </table:table-cell>
          <table:table-cell office:value-type="float" office:value="0.002642" calcext:value-type="float">
            <text:p>0.002642</text:p>
          </table:table-cell>
          <table:table-cell office:value-type="float" office:value="0.031282" calcext:value-type="float">
            <text:p>0.031282</text:p>
          </table:table-cell>
          <table:table-cell office:value-type="float" office:value="0.020557" calcext:value-type="float">
            <text:p>0.020557</text:p>
          </table:table-cell>
          <table:table-cell office:value-type="float" office:value="0.011336" calcext:value-type="float">
            <text:p>0.011336</text:p>
          </table:table-cell>
        </table:table-row>
        <table:table-row table:style-name="ro1">
          <table:table-cell office:value-type="float" office:value="4.641589" calcext:value-type="float">
            <text:p>4.641589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463" calcext:value-type="float">
            <text:p>0.000463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8167" calcext:value-type="float">
            <text:p>0.008167</text:p>
          </table:table-cell>
          <table:table-cell office:value-type="float" office:value="0.004749" calcext:value-type="float">
            <text:p>0.004749</text:p>
          </table:table-cell>
          <table:table-cell office:value-type="float" office:value="0.002285" calcext:value-type="float">
            <text:p>0.002285</text:p>
          </table:table-cell>
          <table:table-cell office:value-type="float" office:value="0.028153" calcext:value-type="float">
            <text:p>0.028153</text:p>
          </table:table-cell>
          <table:table-cell office:value-type="float" office:value="0.018501" calcext:value-type="float">
            <text:p>0.018501</text:p>
          </table:table-cell>
          <table:table-cell office:value-type="float" office:value="0.010203" calcext:value-type="float">
            <text:p>0.010203</text:p>
          </table:table-cell>
        </table:table-row>
        <table:table-row table:style-name="ro1">
          <table:table-cell office:value-type="float" office:value="4.977024" calcext:value-type="float">
            <text:p>4.977024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7022" calcext:value-type="float">
            <text:p>0.007022</text:p>
          </table:table-cell>
          <table:table-cell office:value-type="float" office:value="0.004085" calcext:value-type="float">
            <text:p>0.004085</text:p>
          </table:table-cell>
          <table:table-cell office:value-type="float" office:value="0.001968" calcext:value-type="float">
            <text:p>0.001968</text:p>
          </table:table-cell>
          <table:table-cell office:value-type="float" office:value="0.025256" calcext:value-type="float">
            <text:p>0.025256</text:p>
          </table:table-cell>
          <table:table-cell office:value-type="float" office:value="0.016598" calcext:value-type="float">
            <text:p>0.016598</text:p>
          </table:table-cell>
          <table:table-cell office:value-type="float" office:value="0.009155" calcext:value-type="float">
            <text:p>0.009155</text:p>
          </table:table-cell>
        </table:table-row>
        <table:table-row table:style-name="ro1">
          <table:table-cell office:value-type="float" office:value="5.336699" calcext:value-type="float">
            <text:p>5.336699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6034" calcext:value-type="float">
            <text:p>0.006034</text:p>
          </table:table-cell>
          <table:table-cell office:value-type="float" office:value="0.003513" calcext:value-type="float">
            <text:p>0.003513</text:p>
          </table:table-cell>
          <table:table-cell office:value-type="float" office:value="0.001694" calcext:value-type="float">
            <text:p>0.001694</text:p>
          </table:table-cell>
          <table:table-cell office:value-type="float" office:value="0.022643" calcext:value-type="float">
            <text:p>0.022643</text:p>
          </table:table-cell>
          <table:table-cell office:value-type="float" office:value="0.014881" calcext:value-type="float">
            <text:p>0.014881</text:p>
          </table:table-cell>
          <table:table-cell office:value-type="float" office:value="0.008209" calcext:value-type="float">
            <text:p>0.008209</text:p>
          </table:table-cell>
        </table:table-row>
        <table:table-row table:style-name="ro1">
          <table:table-cell office:value-type="float" office:value="5.722368" calcext:value-type="float">
            <text:p>5.722368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5161" calcext:value-type="float">
            <text:p>0.005161</text:p>
          </table:table-cell>
          <table:table-cell office:value-type="float" office:value="0.003006" calcext:value-type="float">
            <text:p>0.003006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20238" calcext:value-type="float">
            <text:p>0.020238</text:p>
          </table:table-cell>
          <table:table-cell office:value-type="float" office:value="0.013301" calcext:value-type="float">
            <text:p>0.013301</text:p>
          </table:table-cell>
          <table:table-cell office:value-type="float" office:value="0.007338" calcext:value-type="float">
            <text:p>0.007338</text:p>
          </table:table-cell>
        </table:table-row>
        <table:table-row table:style-name="ro1">
          <table:table-cell office:value-type="float" office:value="6.135907" calcext:value-type="float">
            <text:p>6.135907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2565" calcext:value-type="float">
            <text:p>0.002565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18065" calcext:value-type="float">
            <text:p>0.018065</text:p>
          </table:table-cell>
          <table:table-cell office:value-type="float" office:value="0.011873" calcext:value-type="float">
            <text:p>0.011873</text:p>
          </table:table-cell>
          <table:table-cell office:value-type="float" office:value="0.006551" calcext:value-type="float">
            <text:p>0.006551</text:p>
          </table:table-cell>
        </table:table-row>
        <table:table-row table:style-name="ro1">
          <table:table-cell office:value-type="float" office:value="6.579332" calcext:value-type="float">
            <text:p>6.579332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2181" calcext:value-type="float">
            <text:p>0.002181</text:p>
          </table:table-cell>
          <table:table-cell office:value-type="float" office:value="0.001057" calcext:value-type="float">
            <text:p>0.001057</text:p>
          </table:table-cell>
          <table:table-cell office:value-type="float" office:value="0.016098" calcext:value-type="float">
            <text:p>0.016098</text:p>
          </table:table-cell>
          <table:table-cell office:value-type="float" office:value="0.01058" calcext:value-type="float">
            <text:p>0.01058</text:p>
          </table:table-cell>
          <table:table-cell office:value-type="float" office:value="0.005838" calcext:value-type="float">
            <text:p>0.005838</text:p>
          </table:table-cell>
        </table:table-row>
        <table:table-row table:style-name="ro1">
          <table:table-cell office:value-type="float" office:value="7.054802" calcext:value-type="float">
            <text:p>7.054802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3168" calcext:value-type="float">
            <text:p>0.003168</text:p>
          </table:table-cell>
          <table:table-cell office:value-type="float" office:value="0.001848" calcext:value-type="float">
            <text:p>0.001848</text:p>
          </table:table-cell>
          <table:table-cell office:value-type="float" office:value="0.000898" calcext:value-type="float">
            <text:p>0.000898</text:p>
          </table:table-cell>
          <table:table-cell office:value-type="float" office:value="0.014318" calcext:value-type="float">
            <text:p>0.014318</text:p>
          </table:table-cell>
          <table:table-cell office:value-type="float" office:value="0.00941" calcext:value-type="float">
            <text:p>0.00941</text:p>
          </table:table-cell>
          <table:table-cell office:value-type="float" office:value="0.005193" calcext:value-type="float">
            <text:p>0.005193</text:p>
          </table:table-cell>
        </table:table-row>
        <table:table-row table:style-name="ro1">
          <table:table-cell office:value-type="float" office:value="7.564633" calcext:value-type="float">
            <text:p>7.564633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2673" calcext:value-type="float">
            <text:p>0.002673</text:p>
          </table:table-cell>
          <table:table-cell office:value-type="float" office:value="0.001561" calcext:value-type="float">
            <text:p>0.001561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012707" calcext:value-type="float">
            <text:p>0.012707</text:p>
          </table:table-cell>
          <table:table-cell office:value-type="float" office:value="0.008351" calcext:value-type="float">
            <text:p>0.008351</text:p>
          </table:table-cell>
          <table:table-cell office:value-type="float" office:value="0.004609" calcext:value-type="float">
            <text:p>0.004609</text:p>
          </table:table-cell>
        </table:table-row>
        <table:table-row table:style-name="ro1">
          <table:table-cell office:value-type="float" office:value="8.111308" calcext:value-type="float">
            <text:p>8.111308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2247" calcext:value-type="float">
            <text:p>0.002247</text:p>
          </table:table-cell>
          <table:table-cell office:value-type="float" office:value="0.001313" calcext:value-type="float">
            <text:p>0.001313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11253" calcext:value-type="float">
            <text:p>0.011253</text:p>
          </table:table-cell>
          <table:table-cell office:value-type="float" office:value="0.007396" calcext:value-type="float">
            <text:p>0.007396</text:p>
          </table:table-cell>
          <table:table-cell office:value-type="float" office:value="0.004082" calcext:value-type="float">
            <text:p>0.004082</text:p>
          </table:table-cell>
        </table:table-row>
        <table:table-row table:style-name="ro1">
          <table:table-cell office:value-type="float" office:value="8.69749" calcext:value-type="float">
            <text:p>8.69749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1883" calcext:value-type="float">
            <text:p>0.001883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0.009937" calcext:value-type="float">
            <text:p>0.009937</text:p>
          </table:table-cell>
          <table:table-cell office:value-type="float" office:value="0.006531" calcext:value-type="float">
            <text:p>0.006531</text:p>
          </table:table-cell>
          <table:table-cell office:value-type="float" office:value="0.003605" calcext:value-type="float">
            <text:p>0.003605</text:p>
          </table:table-cell>
        </table:table-row>
        <table:table-row table:style-name="ro1">
          <table:table-cell office:value-type="float" office:value="9.326033" calcext:value-type="float">
            <text:p>9.326033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1573" calcext:value-type="float">
            <text:p>0.001573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8743" calcext:value-type="float">
            <text:p>0.008743</text:p>
          </table:table-cell>
          <table:table-cell office:value-type="float" office:value="0.005746" calcext:value-type="float">
            <text:p>0.005746</text:p>
          </table:table-cell>
          <table:table-cell office:value-type="float" office:value="0.003173" calcext:value-type="float">
            <text:p>0.0031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1311" calcext:value-type="float">
            <text:p>0.001311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766" calcext:value-type="float">
            <text:p>0.00766</text:p>
          </table:table-cell>
          <table:table-cell office:value-type="float" office:value="0.005035" calcext:value-type="float">
            <text:p>0.005035</text:p>
          </table:table-cell>
          <table:table-cell office:value-type="float" office:value="0.00278" calcext:value-type="float">
            <text:p>0.002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70" meta:object-count="0"/>
    <meta:generator>LibreOffice/5.4.4.2$Linux_X86_64 LibreOffice_project/40m0$Build-2</meta:generator>
  </office:meta>
</office:document-meta>
</file>